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P5"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P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Footer">
      <style:paragraph-properties>
        <style:tab-stops>
          <style:tab-stop style:position="7.223cm"/>
        </style:tab-stops>
      </style:paragraph-properties>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1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13" style:family="paragraph" style:parent-style-name="Standard">
      <style:text-properties fo:font-style="normal" style:text-underline-style="solid" style:text-underline-width="auto" style:text-underline-color="font-color" style:font-style-asian="normal" style:font-style-complex="normal"/>
    </style:style>
    <style:style style:name="P1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15" style:family="paragraph" style:parent-style-name="Standard">
      <style:text-properties style:font-name="Times New Roman" fo:font-style="normal" style:font-style-asian="normal" style:font-style-complex="normal"/>
    </style:style>
    <style:style style:name="P16" style:family="paragraph" style:parent-style-name="Standard">
      <style:text-properties style:font-name="Times New Roman" fo:font-size="12pt" fo:font-style="normal" style:font-size-asian="12pt" style:font-style-asian="normal" style:font-size-complex="12pt" style:font-style-complex="normal"/>
    </style:style>
    <style:style style:name="P1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1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20" style:family="paragraph" style:parent-style-name="Standard">
      <style:text-properties style:text-underline-style="none"/>
    </style:style>
    <style:style style:name="P21" style:family="paragraph" style:parent-style-name="Standard">
      <style:text-properties style:text-line-through-style="none" fo:font-style="normal" style:font-style-asian="normal" style:font-style-complex="normal"/>
    </style:style>
    <style:style style:name="P22" style:family="paragraph" style:parent-style-name="Text_20_body">
      <style:text-properties fo:font-size="12pt" style:font-size-asian="12pt" style:font-size-complex="12pt"/>
    </style:style>
    <style:style style:name="P23" style:family="paragraph" style:parent-style-name="Text_20_body">
      <style:text-properties fo:font-size="12pt" fo:font-style="normal" style:font-size-asian="12pt" style:font-style-asian="normal" style:font-size-complex="12pt" style:font-style-complex="normal"/>
    </style:style>
    <style:style style:name="P24"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5" style:family="paragraph" style:parent-style-name="Text_20_body">
      <style:text-properties style:font-name="Times New Roman" fo:font-size="12pt" fo:font-style="normal" style:font-size-asian="12pt" style:font-style-asian="normal" style:font-size-complex="12pt" style:font-style-complex="normal"/>
    </style:style>
    <style:style style:name="P26" style:family="paragraph" style:parent-style-name="Standard">
      <style:paragraph-properties fo:margin-top="0cm" fo:margin-bottom="0cm"/>
    </style:style>
    <style:style style:name="P27"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paragraph-properties fo:margin-top="0cm" fo:margin-bottom="0cm"/>
      <style:text-properties fo:font-style="normal" style:font-style-asian="normal" style:font-style-complex="normal"/>
    </style:style>
    <style:style style:name="P29" style:family="paragraph" style:parent-style-name="Standard">
      <style:paragraph-properties fo:margin-top="0cm" fo:margin-bottom="0cm"/>
      <style:text-properties fo:font-style="normal" fo:background-color="transparent" style:font-style-asian="normal" style:font-style-complex="normal"/>
    </style:style>
    <style:style style:name="P30" style:family="paragraph" style:parent-style-name="Standard">
      <style:paragraph-properties fo:margin-top="0cm" fo:margin-bottom="0cm" style:shadow="none"/>
      <style:text-properties fo:font-style="normal" style:font-style-asian="normal" style:font-style-complex="normal"/>
    </style:style>
    <style:style style:name="P31"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32" style:family="paragraph" style:parent-style-name="Table_20_Contents">
      <style:paragraph-properties fo:margin-top="0cm" fo:margin-bottom="0cm" fo:text-align="center" style:justify-single-word="false"/>
    </style:style>
    <style:style style:name="P3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34" style:family="paragraph" style:parent-style-name="Table_20_Heading">
      <style:paragraph-properties fo:margin-top="0cm" fo:margin-bottom="0cm"/>
    </style:style>
    <style:style style:name="P35" style:family="paragraph" style:parent-style-name="Table_20_Contents">
      <style:text-properties fo:font-style="normal" style:font-style-asian="normal" style:font-style-complex="normal"/>
    </style:style>
    <style:style style:name="P36" style:family="paragraph" style:parent-style-name="Table_20_Contents">
      <style:text-properties fo:font-style="normal" fo:font-weight="bold" style:font-style-asian="normal" style:font-weight-asian="bold" style:font-style-complex="normal" style:font-weight-complex="bold"/>
    </style:style>
    <style:style style:name="P37" style:family="paragraph" style:parent-style-name="Table_20_Contents">
      <style:paragraph-properties fo:text-align="center" style:justify-single-word="false"/>
    </style:style>
    <style:style style:name="P38" style:family="paragraph" style:parent-style-name="Standard">
      <style:paragraph-properties fo:margin-top="0.3cm" fo:margin-bottom="0cm"/>
      <style:text-properties fo:font-style="normal" style:font-style-asian="normal" style:font-style-complex="normal"/>
    </style:style>
    <style:style style:name="P39" style:family="paragraph" style:parent-style-name="Standard">
      <style:paragraph-properties fo:margin-top="0.3cm" fo:margin-bottom="0cm" fo:line-height="100%"/>
      <style:text-properties fo:font-style="normal" style:font-style-asian="normal" style:font-style-complex="normal"/>
    </style:style>
    <style:style style:name="P40" style:family="paragraph" style:parent-style-name="Standard">
      <style:paragraph-properties fo:margin-top="0.3cm" fo:margin-bottom="0cm"/>
      <style:text-properties fo:font-size="12pt" fo:font-style="normal" style:font-size-asian="12pt" style:font-style-asian="normal" style:font-size-complex="12pt" style:font-style-complex="normal"/>
    </style:style>
    <style:style style:name="P41" style:family="paragraph" style:parent-style-name="Text_20_body">
      <style:paragraph-properties fo:margin-top="0.3cm" fo:margin-bottom="0cm"/>
    </style:style>
    <style:style style:name="P42"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43" style:family="paragraph" style:parent-style-name="Text_20_body">
      <style:paragraph-properties fo:margin-top="0.3cm" fo:margin-bottom="0cm"/>
      <style:text-properties fo:font-style="italic" style:font-style-asian="italic" style:font-style-complex="italic"/>
    </style:style>
    <style:style style:name="P44" style:family="paragraph" style:parent-style-name="Standard">
      <style:paragraph-properties fo:margin-left="0cm" fo:margin-right="0cm" fo:text-indent="0cm" style:auto-text-indent="false"/>
      <style:text-properties fo:font-style="normal" style:font-style-asian="normal" style:font-style-complex="normal"/>
    </style:style>
    <style:style style:name="P45"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6"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47"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8"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4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50" style:family="paragraph" style:parent-style-name="Contents_20_3">
      <style:paragraph-properties fo:margin-left="0cm" fo:margin-right="0cm" fo:text-indent="0cm" style:auto-text-indent="false"/>
      <style:text-properties fo:font-style="normal" style:font-style-asian="normal" style:font-style-complex="normal"/>
    </style:style>
    <style:style style:name="P51"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52"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53"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54" style:family="paragraph" style:parent-style-name="Text_20_body">
      <style:paragraph-properties fo:margin-left="0cm" fo:margin-right="0cm" fo:margin-top="0cm" fo:margin-bottom="0cm" fo:orphans="2" fo:widows="2" fo:text-indent="0cm" style:auto-text-indent="false" style:writing-mode="lr-tb"/>
    </style:style>
    <style:style style:name="P55"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56"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57"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P58"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9" style:family="paragraph" style:parent-style-name="Standard">
      <style:paragraph-properties fo:break-before="page"/>
    </style:style>
    <style:style style:name="P60" style:family="paragraph" style:parent-style-name="Table">
      <style:text-properties fo:font-style="normal" style:font-style-asian="normal" style:font-style-complex="normal"/>
    </style:style>
    <style:style style:name="P61" style:family="paragraph" style:parent-style-name="Text_20_body">
      <style:paragraph-properties fo:margin-top="0.3cm" fo:margin-bottom="0.3cm"/>
      <style:text-properties style:font-name="TimesNewRomanPSMT" fo:font-size="12pt"/>
    </style:style>
    <style:style style:name="P62" style:family="paragraph" style:parent-style-name="Standard">
      <style:paragraph-properties fo:margin-top="0.3cm" fo:margin-bottom="0.3cm"/>
    </style:style>
    <style:style style:name="P63" style:family="paragraph" style:parent-style-name="Contents_20_1">
      <style:paragraph-properties>
        <style:tab-stops>
          <style:tab-stop style:position="17.59cm" style:type="right" style:leader-style="dotted" style:leader-text="."/>
        </style:tab-stops>
      </style:paragraph-properties>
    </style:style>
    <style:style style:name="P64" style:family="paragraph" style:parent-style-name="Contents_20_5">
      <style:paragraph-properties>
        <style:tab-stops>
          <style:tab-stop style:position="17.59cm" style:type="right" style:leader-style="dotted" style:leader-text="."/>
        </style:tab-stops>
      </style:paragraph-properties>
    </style:style>
    <style:style style:name="P65" style:family="paragraph" style:parent-style-name="Contents_20_3">
      <style:paragraph-properties>
        <style:tab-stops>
          <style:tab-stop style:position="17.59cm" style:type="right" style:leader-style="dotted" style:leader-text="."/>
        </style:tab-stops>
      </style:paragraph-properties>
    </style:style>
    <style:style style:name="P66" style:family="paragraph" style:parent-style-name="Contents_20_4">
      <style:paragraph-properties>
        <style:tab-stops>
          <style:tab-stop style:position="17.59cm" style:type="right" style:leader-style="dotted" style:leader-text="."/>
        </style:tab-stops>
      </style:paragraph-properties>
    </style:style>
    <style:style style:name="P67" style:family="paragraph" style:parent-style-name="Contents_20_6">
      <style:paragraph-properties>
        <style:tab-stops>
          <style:tab-stop style:position="17.59cm" style:type="right" style:leader-style="dotted" style:leader-text="."/>
        </style:tab-stops>
      </style:paragraph-properties>
    </style:style>
    <style:style style:name="P68" style:family="paragraph" style:parent-style-name="Contents_20_2">
      <style:paragraph-properties>
        <style:tab-stops>
          <style:tab-stop style:position="17.59cm" style:type="right" style:leader-style="dotted" style:leader-text="."/>
        </style:tab-stops>
      </style:paragraph-properties>
    </style:style>
    <style:style style:name="P69" style:family="paragraph" style:parent-style-name="Standard" style:list-style-name="L1">
      <style:text-properties fo:font-style="normal" style:font-style-asian="normal" style:font-style-complex="normal"/>
    </style:style>
    <style:style style:name="P70" style:family="paragraph" style:parent-style-name="Standard" style:list-style-name="L1">
      <style:paragraph-properties fo:margin-top="0.3cm" fo:margin-bottom="0cm"/>
      <style:text-properties fo:font-style="normal" style:font-style-asian="normal" style:font-style-complex="normal"/>
    </style:style>
    <style:style style:name="P71" style:family="paragraph" style:parent-style-name="Standard" style:list-style-name="L3">
      <style:paragraph-properties fo:margin-top="0.3cm" fo:margin-bottom="0cm"/>
      <style:text-properties fo:font-style="normal" style:font-style-asian="normal" style:font-style-complex="normal"/>
    </style:style>
    <style:style style:name="P72" style:family="paragraph" style:parent-style-name="Standard" style:list-style-name="L4">
      <style:paragraph-properties fo:margin-top="0.3cm" fo:margin-bottom="0cm"/>
      <style:text-properties fo:font-style="normal" style:font-style-asian="normal" style:font-style-complex="normal"/>
    </style:style>
    <style:style style:name="P73" style:family="paragraph" style:parent-style-name="Standard" style:list-style-name="L6">
      <style:paragraph-properties fo:margin-top="0.3cm" fo:margin-bottom="0cm"/>
      <style:text-properties fo:font-style="normal" style:font-style-asian="normal" style:font-style-complex="normal"/>
    </style:style>
    <style:style style:name="P74" style:family="paragraph" style:parent-style-name="Standard" style:list-style-name="L2">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75" style:family="paragraph" style:parent-style-name="Standard" style:list-style-name="L3">
      <style:paragraph-properties fo:margin-top="0cm" fo:margin-bottom="0cm"/>
      <style:text-properties fo:font-style="normal" style:font-style-asian="normal" style:font-style-complex="normal"/>
    </style:style>
    <style:style style:name="P76" style:family="paragraph" style:parent-style-name="Standard" style:list-style-name="L4">
      <style:paragraph-properties fo:margin-top="0cm" fo:margin-bottom="0cm"/>
      <style:text-properties fo:font-style="normal" style:font-style-asian="normal" style:font-style-complex="normal"/>
    </style:style>
    <style:style style:name="P77" style:family="paragraph" style:parent-style-name="Standard" style:list-style-name="L6">
      <style:paragraph-properties fo:margin-top="0cm" fo:margin-bottom="0cm"/>
      <style:text-properties fo:font-style="normal" style:font-style-asian="normal" style:font-style-complex="normal"/>
    </style:style>
    <style:style style:name="P78" style:family="paragraph" style:parent-style-name="Standard" style:list-style-name="L7">
      <style:paragraph-properties fo:margin-top="0cm" fo:margin-bottom="0cm"/>
      <style:text-properties fo:font-style="normal" style:font-style-asian="normal" style:font-style-complex="normal"/>
    </style:style>
    <style:style style:name="P79" style:family="paragraph" style:parent-style-name="Standard" style:list-style-name="L8">
      <style:paragraph-properties fo:margin-top="0cm" fo:margin-bottom="0cm"/>
      <style:text-properties fo:font-style="normal" style:font-style-asian="normal" style:font-style-complex="normal"/>
    </style:style>
    <style:style style:name="P80" style:family="paragraph" style:parent-style-name="Standard" style:list-style-name="L9">
      <style:paragraph-properties fo:margin-top="0cm" fo:margin-bottom="0cm"/>
      <style:text-properties fo:font-style="normal" style:font-style-asian="normal" style:font-style-complex="normal"/>
    </style:style>
    <style:style style:name="P81" style:family="paragraph" style:parent-style-name="Standard" style:list-style-name="L5">
      <style:paragraph-properties fo:margin-top="0cm" fo:margin-bottom="0cm"/>
    </style:style>
    <style:style style:name="P82" style:family="paragraph" style:parent-style-name="Standard" style:list-style-name="L7">
      <style:paragraph-properties fo:margin-top="0cm" fo:margin-bottom="0cm"/>
    </style:style>
    <style:style style:name="P83" style:family="paragraph" style:parent-style-name="Standard" style:list-style-name="L8">
      <style:paragraph-properties fo:margin-top="0cm" fo:margin-bottom="0cm"/>
      <style:text-properties fo:font-size="12pt" style:font-size-asian="12pt" style:font-size-complex="12pt"/>
    </style:style>
    <style:style style:name="P84" style:family="paragraph" style:parent-style-name="Heading_20_1" style:master-page-name="First_20_Page">
      <style:paragraph-properties style:page-number="auto"/>
    </style:style>
    <style:style style:name="P85" style:family="paragraph" style:parent-style-name="Heading_20_3">
      <style:text-properties fo:font-style="normal" style:font-style-asian="normal" style:font-style-complex="normal"/>
    </style:style>
    <style:style style:name="P86" style:family="paragraph" style:parent-style-name="Heading_20_3">
      <style:text-properties style:font-name="Arial1"/>
    </style:style>
    <style:style style:name="P87" style:family="paragraph" style:parent-style-name="Heading_20_2">
      <style:text-properties fo:font-style="normal" style:font-style-asian="normal" style:font-style-complex="normal"/>
    </style:style>
    <style:style style:name="P88" style:family="paragraph" style:parent-style-name="Heading_20_5">
      <style:text-properties fo:font-style="italic" style:font-style-asian="italic" style:font-style-complex="italic"/>
    </style:style>
    <style:style style:name="P89" style:family="paragraph" style:parent-style-name="Heading_20_6">
      <style:text-properties fo:font-style="normal" style:font-style-asian="normal" style:font-style-complex="normal"/>
    </style:style>
    <style:style style:name="P90" style:family="paragraph" style:parent-style-name="Heading_20_4">
      <style:text-properties fo:font-style="normal" style:font-style-asian="normal" style:font-style-complex="normal"/>
    </style:style>
    <style:style style:name="P91" style:family="paragraph" style:parent-style-name="Heading_20_4">
      <style:paragraph-properties fo:margin-top="0.3cm" fo:margin-bottom="0cm"/>
      <style:text-properties fo:font-style="normal" style:font-style-asian="normal" style:font-style-complex="normal"/>
    </style:style>
    <style:style style:name="P92" style:family="paragraph">
      <style:paragraph-properties style:writing-mode="lr-tb"/>
    </style:style>
    <style:style style:name="P93"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fo:font-weight="normal" style:font-size-asian="8pt" style:font-weight-asian="normal" style:font-size-complex="8pt" style:font-weight-complex="normal"/>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font-size="9pt" style:font-size-asian="9pt"/>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7"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8"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9"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10"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12" style:family="text">
      <style:text-properties style:use-window-font-color="true" style:font-name="Times New Roman"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3" style:family="text">
      <style:text-properties style:use-window-font-color="true" style:font-name="Times New Roman"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4" style:family="text">
      <style:text-properties style:use-window-font-color="true" style:font-name="Times New Roman"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5" style:family="text">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16" style:family="text">
      <style:text-properties style:use-window-font-color="true" fo:language="en" fo:country="US" style:font-name-asian="Times New Roman" style:font-name-complex="Times New Roman" style:language-complex="ar" style:country-complex="SA"/>
    </style:style>
    <style:style style:name="T17" style:family="text">
      <style:text-properties style:use-window-font-color="true" fo:language="en" fo:country="US" style:font-name-asian="Helvetica" style:font-name-complex="Helvetica" style:language-complex="ar" style:country-complex="SA"/>
    </style:style>
    <style:style style:name="T18"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1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20" style:family="text">
      <style:text-properties style:use-window-font-color="true" style:font-name="Arial1" fo:font-size="10pt" fo:language="en" fo:country="US" fo:font-style="italic" style:text-underline-style="solid" style:text-underline-width="auto" style:text-underline-color="font-color"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1" style:family="text">
      <style:text-properties style:use-window-font-color="true" style:font-name="Arial1"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2" style:family="text">
      <style:text-properties style:use-window-font-color="true" style:font-name="Arial1" fo:font-size="10pt" fo:language="en" fo:country="US" fo:font-style="italic" fo:font-weight="bold" fo:background-color="transparent"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3" style:family="text">
      <style:text-properties style:use-window-font-color="true" style:font-name="Arial1" fo:font-size="10pt" fo:language="en" fo:country="US" fo:font-style="italic" fo:font-weight="bold" fo:background-color="#eb613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4" style:family="text">
      <style:text-properties style:use-window-font-color="true" style:font-name="Arial1" fo:font-size="10pt" fo:language="en" fo:country="US" fo:font-style="italic" fo:font-weight="bold" fo:background-color="#99ccff"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25" style:family="text">
      <style:text-properties style:use-window-font-color="true" style:font-name="Arial1" fo:font-size="10pt" fo:language="en" fo:country="US" fo:font-style="normal" style:text-underline-style="solid" style:text-underline-width="auto" style:text-underline-color="font-color" fo:font-weight="bold"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T26"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27" style:family="text">
      <style:text-properties fo:font-style="normal" style:font-style-asian="normal" style:font-style-complex="normal"/>
    </style:style>
    <style:style style:name="T28" style:family="text">
      <style:text-properties fo:font-style="italic" style:font-style-asian="italic" style:font-style-complex="italic"/>
    </style:style>
    <style:style style:name="T29" style:family="text">
      <style:text-properties style:text-position="super 58%"/>
    </style:style>
    <style:style style:name="T30" style:family="text">
      <style:text-properties style:text-underline-style="solid" style:text-underline-width="auto" style:text-underline-color="font-color"/>
    </style:style>
    <style:style style:name="T31" style:family="text">
      <style:text-properties fo:language="en" fo:country="US"/>
    </style:style>
    <style:style style:name="T32" style:family="text">
      <style:text-properties fo:background-color="transparent"/>
    </style:style>
    <style:style style:name="T33" style:family="text">
      <style:text-properties fo:font-size="12pt" style:font-size-asian="12pt" style:font-size-complex="12pt"/>
    </style:style>
    <style:style style:name="T34" style:family="text">
      <style:text-properties fo:font-size="12pt" fo:font-style="italic" style:font-size-asian="12pt" style:font-style-asian="italic" style:font-size-complex="12pt" style:font-style-complex="italic"/>
    </style:style>
    <style:style style:name="T35"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36" style:family="text">
      <style:text-properties fo:font-size="12pt" fo:font-style="normal" style:font-size-asian="12pt" style:font-style-asian="normal" style:font-size-complex="12pt" style:font-style-complex="normal"/>
    </style:style>
    <style:style style:name="T37"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38" style:family="text">
      <style:text-properties style:font-name="TimesNewRomanPS" fo:font-size="12pt"/>
    </style:style>
    <style:style style:name="T39" style:family="text">
      <style:text-properties style:font-name="TimesNewRomanPS" fo:font-size="12pt" fo:font-weight="bold"/>
    </style:style>
    <style:style style:name="T40" style:family="text">
      <style:text-properties style:font-name="Times New Roman" fo:font-size="12pt" fo:font-style="normal" style:font-size-asian="12pt" style:font-style-asian="normal" style:font-size-complex="12pt" style:font-style-complex="normal"/>
    </style:style>
    <style:style style:name="T41"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42"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3" style:family="text">
      <style:text-properties style:font-name="Arial1" fo:font-size="10pt" style:font-size-asian="10pt" style:font-size-complex="10pt"/>
    </style:style>
    <style:style style:name="T44" style:family="text">
      <style:text-properties style:font-name="Arial1" fo:font-size="10pt" fo:font-weight="bold" style:font-size-asian="10pt" style:font-weight-asian="bold" style:font-size-complex="10pt" style:font-weight-complex="bold"/>
    </style:style>
    <style:style style:name="T45" style:family="text">
      <style:text-properties style:text-underline-style="none"/>
    </style:style>
    <style:style style:name="T46" style:family="text">
      <style:text-properties style:font-name="Arial2" fo:font-size="14pt" fo:font-weight="bold"/>
    </style:style>
    <style:style style:name="T47" style:family="text">
      <style:text-properties style:text-line-through-style="none"/>
    </style:style>
    <style:style style:name="T48" style:family="text">
      <style:text-properties style:text-line-through-style="none" fo:font-style="normal" style:font-style-asian="normal" style:font-style-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06102875643136" text:id="ct106102875643136">
          <text:insertion>
            <office:change-info>
              <dc:creator>D Harris</dc:creator>
              <dc:date>2015-02-12T22:2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4" text:outline-level="1">Introduction</text:h>
      <text:p text:style-name="P10">This Technical Note contains information that is informative about the OpenLCB Message Network. <text:s/>It is meant to be read in parallel to the companion “OpenLCB Message Network Standard” document. <text:s/>It expands that content with <text:span text:style-name="T5">the</text:span> reasons for decisions and choices made, and discusses usage. <text:s/></text:p>
      <text:p text:style-name="P10">If an implementation uses any mapping for Node IDs or MTIs, these mappings must be one-to-one <text:s/>to <text:span text:style-name="T5">the</text:span> common MTIs and Node IDs. <text:s/>An example is the CAN implementation, which maps MTIs to shorter CAN MTIs, and Node IDs to shorter Aliases. <text:s/></text:p>
      <text:h text:style-name="Heading_20_1" text:outline-level="1">Annotations to the Standard </text:h>
      <text:p text:style-name="P61">This section provides background information on corresponding sections of the Standard document. It's expected that two documents will be read together. </text:p>
      <text:h text:style-name="Heading_20_2" text:outline-level="2">Introduction</text:h>
      <text:p text:style-name="P10">(Nothing to add to the standard)</text:p>
      <text:h text:style-name="Heading_20_2" text:outline-level="2">Intended Use</text:h>
      <text:p text:style-name="P10">In addition to these mandatory messages, the other members of <text:span text:style-name="T5">the</text:span> OpenLCB Protocol Suite define optional interactions between nodes. <text:s/>These are meant to be structured so that they can be extended, either by adding to <text:span text:style-name="T5">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10">(Nothing to add to the Standard)</text:p>
      <text:h text:style-name="Heading_20_2" text:outline-level="2">Messages</text:h>
      <text:h text:style-name="Heading_20_3" text:outline-level="3">Message Format</text:h>
      <text:p text:style-name="P10">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18">Many nodes will treat MTIs as magic 16-bit numbers, just comparing them for equality to specific values of interest. <text:s/>That is a perfectly fine node implementation strategy. </text:p>
      <text:p text:style-name="P19"/>
      <text:p text:style-name="P24">The all-zero MTI is reserved as it is inevitably needed for internal flags, empty buffers, etc in software implementations. </text:p>
      <text:p text:style-name="P24">The MTI may be adapted for some transports. <text:s/>For example, on CAN, the MTIs are mapped to a 12 bit CAN MTI, and other aspects are encoded in the CAN frame type and additional bits elsewhere. <text:s/></text:p>
      <text:p text:style-name="P46">The 0x8000 MTI bit-field is reserved because it may be used in the future as part of a CAN hold-off mechanism; it has a very high priority so that nodes can send it to delay other frames from being transmitted. <text:s/></text:p>
      <text:p text:style-name="P46">The Stream or Datagram bit-field (0x1000) does not appear in the CAN-MTI, but is converted to a CAN frame-type. <text:s/>It is used by Gateways to indicate need for buffering. <text:s/></text:p>
      <text:p text:style-name="P46">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p>
      <text:p text:style-name="P10">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10">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10">There are two basic approaches to identify classes of message types, such as “addressed” vs “global” messages.</text:p>
      <text:list xml:id="list3296006643507898613" text:style-name="L1">
        <text:list-item>
          <text:p text:style-name="P70">Use a dedicated bit field to distinguish the types, e.g. 1 indicates addressed and 0 means global.</text:p>
        </text:list-item>
        <text:list-item>
          <text:p text:style-name="P69">Encode in the type number, e.g. “Type A (addressed) is 1”, “Type B (addressed) is 2”, “Type C (global) is 3”, “Type D (addressed) is 4”.</text:p>
        </text:list-item>
      </text:list>
      <text:p text:style-name="P10">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44">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44">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7">Top Nibble</text:p>
      <text:p text:style-name="P16"><text:span text:style-name="T16">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17">Values 3-15 or the top 2 bits are not currently assigned and are available for the future.</text:span></text:p>
      <text:p text:style-name="P6"><text:span text:style-name="T10"><text:tab/></text:span><text:span text:style-name="T8">Bit </text:span>13 <text:s/>Special</text:p>
      <text:p text:style-name="P10">This bit defines whether a message on a segment should be propagated off that segment to others, e.g. a TCP/IP backbone link between CAN gateways. <text:s/>A 0 means that the message should not go through gateways; a 1 indicates that it should.</text:p>
      <text:p text:style-name="P14"><text:span text:style-name="T45"><text:tab/></text:span>Bit 12 <text:s/>Stream or Datagram</text:p>
      <text:p text:style-name="P10">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13">Middle Byte</text:p>
      <text:p text:style-name="P10">The next eight bits form a specific message type number. It has this substructure:</text:p>
      <text:p text:style-name="P11"><text:span text:style-name="T45"><text:tab/></text:span><text:span text:style-name="T30">Bits 10-11 Static priority groups</text:span> </text:p>
      <text:p text:style-name="P10">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5">which, although not always present,</text:span> is a normal part of CAN that must be considered) won't result in problems for communications.</text:p>
      <text:p text:style-name="P44">The priority mechanism may or may not work outside the priority field; MTIs should be chosen to work in either case.</text:p>
      <text:p text:style-name="P12"><text:tab/><text:span text:style-name="T30">Bits 5-9 Type within Priority</text:span></text:p>
      <text:p text:style-name="P10">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11"><text:span text:style-name="T45"><text:tab/></text:span><text:span text:style-name="T30">Bit 4 Simple Protocol</text:span></text:p>
      <text:p text:style-name="P11"><text:soft-page-break/>The Simple Protocol bit is used to indicate messages meant for “simple” or minimal nodes. <text:s/>A 0 in this bit means that these simple nodes can ignore this message. A 1 in this bit means that <text:span text:style-name="T5">the</text:span> simple nodes must process the message. <text:s/>See the section below for more information. This bit is reserved to 0 for all addressed message types, because a message specifically delivered to a node should be processed.</text:p>
      <text:p text:style-name="P13">Bottom Nibble</text:p>
      <text:p text:style-name="P10">The bottom nibble of <text:span text:style-name="T5">the</text:span> MTI is interpreted as flags that define the structure and format of the message type.</text:p>
      <text:p text:style-name="P11"><text:tab/><text:span text:style-name="T30">Bit 3 Address Present</text:span></text:p>
      <text:p text:style-name="P10">The <text:span text:style-name="T5">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5"><text:note text:id="ftn1" text:note-class="footnote"><text:note-citation>1</text:note-citation><text:note-body><text:p text:style-name="Footnote">The “simple node protocol” is an exception to this, which needs to be worked into this Standard.</text:p></text:note-body></text:note></text:span><text:span text:style-name="T5"> <text:s/>An addressed message shall be delivered to the node with its destination node ID. <text:s/>It may, but need not, be delivered to other nodes.</text:span></text:p>
      <text:p text:style-name="P12"><text:tab/><text:span text:style-name="T30">Bit 2 Event Present</text:span></text:p>
      <text:p text:style-name="P10">This bit indicates whether this message carries a P/C Event ID field when set to 1, not when set to 0. <text:s/>If a Event ID is present, then it is at a specific location in the message content, i.e, right after the destination address, if p<text:span text:style-name="T5">resent, or right after the MTI if no destination ID is present.</text:span></text:p>
      <text:p text:style-name="P11"><text:tab/>Bits 0-1 Modifier Bits</text:p>
      <text:p text:style-name="P10">These two least-significant bits can be used as modifiers to the specific MTI, or (later) used to create additional MTI codes. <text:s/>At present, unless used as MTI modifiers, these should be sent and checked as all 0 bits, <text:span text:style-name="T5">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Heading_20_5" text:outline-level="5">MTI Considerations on Constrained Transports</text:h>
      <text:p text:style-name="P58">MTIs may be adapted to suit on transports that have lesser capacity. <text:s/>CAN is a good example, see the appropriate section of this document for adaptation to CAN. <text:s/></text:p>
      <text:h text:style-name="Heading_20_4" text:outline-level="4">Message Content</text:h>
      <text:p text:style-name="P39">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27">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27">2.7.CAN Adaptations</text:span></text:a><text:span text:style-name="T27">. <text:s text:c="3"/></text:span></text:p>
      <text:h text:style-name="Heading_20_3" text:outline-level="3"><text:soft-page-break/>States</text:h>
      <text:p text:style-name="P10">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10">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44"><text:span text:style-name="T8">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8">. <text:s/></text:span></text:p>
      <text:h text:style-name="Heading_20_4" text:outline-level="4">Verify Node ID</text:h>
      <text:p text:style-name="P44">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20">The directed (addressed) form may include an optional full Node ID in its data section. The addressed node must always reply, whether or not a Node ID is carried in the data, and whether or not there is a match when the optional Node ID is present. </text:p>
      <text:p text:style-name="P44">The global (unaddressed) format may include an optional <text:span text:style-name="T5">Node ID</text:span>. <text:s/>If it is present, only nodes with a matching Node ID should reply, if absent, all nodes should reply.</text:p>
      <text:p text:style-name="P44">To allow mappings on constrained systems, some of the message forms may appear to have redundant information. <text:s/>This is the case for Verify Node ID messages, where the destination Node ID is repeated twice. <text:s/>This makes more sense when when one looks at <text:span text:style-name="T5">the</text:span> CAN implementation. <text:s/>Here, the source and destination Node Ids have been reduced to their Alias equivalents, but the second copy of the destination Node ID remains full. <text:s/></text:p>
      <text:p text:style-name="P44"><text:s text:c="3"/>Full: (MTI, sourceID, destinationID, numDataBytes, destinationID)</text:p>
      <text:p text:style-name="P51"><text:tab/>Eg: <text:span text:style-name="T41">(0x488, 0x123456789ABC, </text:span><text:span text:style-name="T42">0xFEDCBA987654</text:span><text:span text:style-name="T41">, 6, </text:span><text:span text:style-name="T42">0xFEDCBA987654</text:span><text:span text:style-name="T41">)</text:span><text:line-break/><text:tab/>Note this has two copies of the full Node ID of the destination. <text:s/></text:p>
      <text:p text:style-name="P44"><text:s text:c="3"/>CAN: [CAN-MTI, srcAlias](length) dstAlias destinationID</text:p>
      <text:p text:style-name="P51"><text:tab/>Eg: <text:span text:style-name="T41">[0xXX, 0x123](8) </text:span><text:span text:style-name="T42">0xFED</text:span><text:span text:style-name="T41">, </text:span><text:span text:style-name="T42">0xFEDCBA987654</text:span><text:line-break/><text:tab/>Note this includes both the Destination-Alias and the full Destination Node ID. <text:s/></text:p>
      <text:h text:style-name="Heading_20_4" text:outline-level="4"><text:soft-page-break/>Verified Node ID</text:h>
      <text:p text:style-name="P30">The node ID in the data is redundant on wire protocols that carry the full source ID, but can be very valuable for wire protocols that abbreviate (“alias”) the source ID within the messages, e.g. CAN, since it maps the Alias to the Node ID. <text:s/></text:p>
      <text:p text:style-name="P44">This message could have been an addressed message, since the source information on the Verify Node ID request will be enough to get the Verified Node ID reply back to the originator. <text:s/>However, it was left as a global which will be carried everywhere and its routing can't fail. <text:s/></text:p>
      <text:p text:style-name="P44">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p>
      <text:h text:style-name="P90" text:outline-level="4">Optional Interaction Rejected</text:h>
      <text:p text:style-name="P10">(Nothing to add to the Standard)</text:p>
      <text:h text:style-name="Heading_20_4" text:outline-level="4">Terminate Due to Error</text:h>
      <text:p text:style-name="P45"><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10">(Nothing to add to the Standard)</text:p>
      <text:h text:style-name="Heading_20_4" text:outline-level="4"><text:bookmark text:name="psr"/>Protocol Support Reply</text:h>
      <text:p text:style-name="P50"/>
      <text:p text:style-name="P50">These will be extended as necessary as new protocols are added. <text:s/></text:p>
      <text:p text:style-name="P50"/>
      <text:p text:style-name="P50">OpenLCB documentation is big-endian. <text:s/>This means that when sending 0x80 00, the set bit is in the first byte sent. <text:s/></text:p>
      <text:h text:style-name="Heading_20_3" text:outline-level="3">Interactions</text:h>
      <text:h text:style-name="Heading_20_4" text:outline-level="4">Node Initialization</text:h>
      <text:p text:style-name="P10">Sending the Initialization Complete message is required to insure that higher-level tools are notified that they may start to work with the node. For example, this allows Gateways to build their tables. <text:s/></text:p>
      <text:p text:style-name="P26"/>
      <text:p text:style-name="P26">There is no guarantee that any other node is listening for the <text:span text:style-name="T27">Initialization Complete message, and n</text:span>o reply is possible. <text:s text:c="2"/></text:p>
      <text:p text:style-name="P26"/>
      <text:p text:style-name="P28">Nodes must not emit any other OpenLCB message before the “Initialization Complete” message.<text:span text:style-name="T28"> </text:span></text:p>
      <text:p text:style-name="P28"/>
      <text:p text:style-name="P28">The initialization complete message indicates that a node has just started to operate., but it can also <text:s/>mean that the node failed and restarted.</text:p>
      <text:h text:style-name="Heading_20_4" text:outline-level="4"><text:soft-page-break/>Node ID Detection</text:h>
      <text:p text:style-name="P10">This can be used as check that a specific node is still reachable. When wire protocols compress the originating and/or destination Node ID, this can be used to obtain the full Node ID. <text:s/></text:p>
      <text:p text:style-name="P10">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10">Note that nothing here says that the node can't send a Verified Node ID message at other times, e.g. as a heart-beat indicator.</text:p>
      <text:p text:style-name="P10">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10">To find all nodes, send the global form with no node ID – each node will send a Verified Node ID message. <text:s/></text:p>
      <text:p text:style-name="P23">Node 0x112233445566 sends: </text:p>
      <text:p text:style-name="P52"><text:span text:style-name="T33"><text:s text:c="4"/></text:span><text:span text:style-name="T41">(0x0490, 0x112233445566, 0)</text:span><text:span text:style-name="T33"> </text:span><text:span text:style-name="T6">–</text:span><text:span text:style-name="T33"> global without Node ID;<text:line-break/></text:span><text:span text:style-name="T36">and receives multiple responses; </text:span><text:span text:style-name="T33"><text:line-break/> <text:s text:c="3"/></text:span><text:span text:style-name="T21">(0x0170, 0x333344445555, 6, 0x333344445555)</text:span><text:span text:style-name="T33"> </text:span><text:span text:style-name="T6">–</text:span><text:span text:style-name="T33"> unaddressed Verified Node message from first Node;<text:line-break/> <text:s text:c="3"/></text:span><text:span text:style-name="T21">(0x0170, 0x817263544536, 6, 0x817263544536)</text:span><text:span text:style-name="T33"> </text:span><text:span text:style-name="T6">–</text:span><text:span text:style-name="T33"> unaddressed Verified Node message from second Node;<text:line-break/> <text:s text:c="3"/>...</text:span></text:p>
      <text:h text:style-name="Heading_20_5" text:outline-level="5">Example: Confirming that a specific node can still be reached</text:h>
      <text:p text:style-name="P10">If you have the necessary information (e.g. node alias) use the addressed form, as it's less load on the entire system. Otherwise use the global form with the Node ID in the data.</text:p>
      <text:p text:style-name="P23">Node 0x112233445566 sends: </text:p>
      <text:p text:style-name="P52"><text:span text:style-name="T34"><text:s text:c="4"/></text:span><text:span text:style-name="T21">(0x0490, 0x112233445566, 6, 0x0817263544536)</text:span><text:span text:style-name="T34"> </text:span><text:span text:style-name="T7">–</text:span><text:span text:style-name="T34"> global with Node ID;<text:line-break/></text:span><text:span text:style-name="T36">and receives:</text:span><text:span text:style-name="T34"> </text:span></text:p>
      <text:p text:style-name="P52"><text:span text:style-name="T34"><text:s text:c="4"/></text:span><text:span text:style-name="T21">(0x0170, 0x817263544536, 6, 0x817263544536)</text:span><text:span text:style-name="T34"> </text:span><text:span text:style-name="T7">–</text:span><text:span text:style-name="T34"> unaddressed Verified Node message;<text:line-break/></text:span><text:span text:style-name="T36">The originating node confirms Node 0x817263544536 is reachable. </text:span></text:p>
      <text:h text:style-name="Heading_20_4" text:outline-level="4">Protocol Support Inquiry and Response</text:h>
      <text:p text:style-name="P25">OpenLCB defines various optional protocols. <text:s/>If another node attempts to use a protocol that the target node doesn't implement, there are well-defined rules for how the target node will either signal an error or ignore the request. <text:s/></text:p>
      <text:p text:style-name="P25">For some uses, it's more convenient to be able to tell whether a node implements a protocol <text:span text:style-name="T30">before</text:span> attempting to use it. <text:s/>The Protocol Support Inquiry and Protocol Support Reply messages define a method for doing that.</text:p>
      <text:p text:style-name="P25"><text:soft-page-break/>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25">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25">We don't explicitly reference all the protocol definitions that are associated with specific bits. <text:s/>Implementors can find them from the protocol names, and we don't want to clog up this section of the Standard <text:span text:style-name="T16">with a</text:span> set of references that we'll <text:span text:style-name="T16">have</text:span> to update continually.</text:p>
      <text:p text:style-name="P25">Low-end nodes may want to implement this protocol so that higher-function nodes can easily learn their limitations. <text:s/>Generally, the node designer can <text:s/>just provide a simple fixed value for the reply. <text:s text:c="2"/></text:p>
      <text:p text:style-name="P25">The requirement for messages of “one or more bytes” is to allow for future expansion. <text:s/>It's not necessary to send extra zero bytes past any bits that need to be asserted.</text:p>
      <text:p text:style-name="P25">OpenLCB is big-endian, so the protocol bits have been assigned from the MSB of the 1<text:span text:style-name="T29">st</text:span> byte.</text:p>
      <text:p text:style-name="P25">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25">We define the bits here, rather than in the individual protocol definitions, to reduce the risk of duplicate assignments. Duplicate assignments would be obvious here, but not so much when spread across separate documents.</text:p>
      <text:p text:style-name="P25">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55">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Error Handling</text:h>
      <text:h text:style-name="P90" text:outline-level="4">Reject Addressed Optional Interaction</text:h>
      <text:p text:style-name="P10">This is a response to a message directly addressed to this node, as such the originating node will be expecting some action, or a reply. <text:s/></text:p>
      <text:p text:style-name="P10"><text:soft-page-break/>Example: <text:s/>A <text:s/>node receives an addressed message with an unrecognized MTI, and it sends: </text:p>
      <text:p text:style-name="P52"><text:s text:c="3"/><text:span text:style-name="T28"><text:s/></text:span><text:span text:style-name="T21">(0x04F9, 0xAAAAAAAAAAAA, 6, 0x</text:span><text:span text:style-name="T22">0123456789AB)</text:span></text:p>
      <text:p text:style-name="P29">The receiving node replies with: </text:p>
      <text:p text:style-name="P52"><text:span text:style-name="T32"><text:s text:c="4"/></text:span><text:span text:style-name="T22">(0x0068, 0x0123456789AB, 10, 0xAAAAAAAAAAAA <text:s/>0x</text:span><text:span text:style-name="T23">10 00</text:span><text:span text:style-name="T22"> </text:span><text:span text:style-name="T24">04 F9</text:span><text:span text:style-name="T22">)</text:span></text:p>
      <text:p text:style-name="P28"><text:span text:style-name="T5">The 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15"> </text:span><text:span text:style-name="T5">is the error code, which in this case indicates this is a permanent error.</text:span></text:p>
      <text:h text:style-name="P90" text:outline-level="4">Reject Unaddressed Optional-Interaction</text:h>
      <text:p text:style-name="P10">We do not want every node to be replying if it is not targeted (addressed), as this would result in a large amount of unnecessary traffic. </text:p>
      <text:h text:style-name="P90" text:outline-level="4">Reject Addressed Standard Interaction Due to Error</text:h>
      <text:p text:style-name="P10">Note that the Standard doesn't say whether the Node in consideration, or another Node, started the interaction, it could have been either. <text:s/></text:p>
      <text:p text:style-name="P10">This is a very coarse mechanism <text:span text:style-name="T5">that</text:span> is meant to handle rare events that should not routinely occur. <text:s/>The “most recent MTI received” value is not always sufficient to determine <text:span text:style-name="T5">which</text:span> interaction is being referred to. <text:s/>Higher level protocols should define more focused and reliable mechanisms if they are likely to encounter errors.</text:p>
      <text:p text:style-name="P10">Nodes must handle messages of this type that arrive without MTIs and/or error code information.</text:p>
      <text:h text:style-name="Heading_20_4" text:outline-level="4">Duplicate Node ID Discovery</text:h>
      <text:p text:style-name="P21">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48">The “whatever indication technology is available” in the Standard means: use LEDs if the node is a board with LEDs; put something on the screen if the node is a program in a PC; etc. <text:s/>The Standard does not care how you do it, just that you do. <text:s/></text:span><text:span text:style-name="T47">If possible, it should emit a Producer-Consumer Event (PCER) message with the “Duplicate Source ID detected” global event, which carries the duplicate node ID in the Source Node ID field. <text:s text:c="2"/></text:span><text:span text:style-name="T48">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10">Yes, sending a PCER message is level jumping, but it's the best way to do it within the existing structure, since the vast majority of nodes implement the Event protocol. <text:s/>See the Event documents for more detail. <text:s/></text:p>
      <text:p text:style-name="P10">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text:soft-page-break/>Error Codes</text:h>
      <text:p text:style-name="P16">These error codes are meant as a basis for a more complete set specified by other protocols, and are gathered in one section so that they are consistent, and can be applied to other protocols in a consistent manner. <text:s/>Eventually, it might be necessary to separate them if they start to diverge in meaning.</text:p>
      <text:p text:style-name="P16">Note that, <text:s/>at the very least, a node will return 0x0000, which is not ideal, but acceptable. <text:s/></text:p>
      <text:p text:style-name="P16">The Permanent Error Code 0x1040 is designed to indicate that a particular function is not implemented. <text:s/>This includes when the specific data content is not recognized or not supported. <text:s/>For example, while the Datagram Protocol might be supported, the specific Data Content ID is not recognized, or is not supported. <text:s/>See Datagram Transport documents. <text:s/></text:p>
      <text:p text:style-name="P16">The Temporary Error Code 0x2080 indicates that the message was garbled such that it cannot be interpreted, and should be resent. <text:s/>On some transports this might reflect an incorrect CRC or check-sum. <text:s/>On CAN this is detected and automatically taken care of by the CAN hardware. <text:s/></text:p>
      <text:h text:style-name="Heading_20_3" text:outline-level="3">Routing</text:h>
      <text:p text:style-name="P15">While the routing and transport of addressed messages is most simply done by forwarding them to all segments, this is both inefficient and could result in swamping slower segments of <text:span text:style-name="T26">the</text:span> network. <text:s/>This traffic can be reduced by Gateways building tables of the routes to nodes, and only forwarding Addressed messages according to those tables. <text:s/></text:p>
      <text:p text:style-name="P15">Similarly, Event traffic can be reduced since OpenLCB is designed to allow the use of <text:span text:style-name="T28">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15">The discussion of event routing is an example of protocol-specific routing of global messages, and the “Simple Protocol Subset” is another example. <text:s/>The message protocol is designed to allow more of these to be added later.</text:p>
      <text:p text:style-name="P23">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7">A Gateway will need to have sufficient buffering to handle: </text:p>
      <text:list xml:id="list6404038150480937517" text:style-name="L2">
        <text:list-item>
          <text:p text:style-name="P74">translation from one transport-type to another;</text:p>
        </text:list-item>
        <text:list-item>
          <text:p text:style-name="P74">for efficient buffering of messages, including multi-part messages from constrained transports, such as CAN;</text:p>
        </text:list-item>
        <text:list-item>
          <text:p text:style-name="P74">for routing tables</text:p>
        </text:list-item>
        <text:list-item>
          <text:p text:style-name="P74">for Alias caching, if necessary. <text:s/></text:p>
        </text:list-item>
      </text:list>
      <text:h text:style-name="Heading_20_3" text:outline-level="3"><text:soft-page-break/>Delays and Timeouts</text:h>
      <text:p text:style-name="P10">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10">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27">Any specific issues with timeout recovery can be discussed in </text:span><text:span text:style-name="T8">the</text:span><text:span text:style-name="T27"> message-specific parts of the Technical Notes for specific protocols.</text:span></text:p>
      <text:p text:style-name="P18"/>
      <text:h text:style-name="Heading_20_2" text:outline-level="2">Simple Node Protocol Subset</text:h>
      <text:p text:style-name="P10">This note describes the Simple Node Protocol. It is not normative on node implementors. <text:s/></text:p>
      <text:p text:style-name="P10">It is designed to reduce traffic on those segments that contain only self-declared Simple-nodes. <text:s/></text:p>
      <text:p text:style-name="P10">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22812499751569066" text:style-name="L3">
        <text:list-item>
          <text:p text:style-name="P71">Indicate their presence, by sending Initialization Complete Simple messages and Verified Node Simple messages; </text:p>
        </text:list-item>
        <text:list-item>
          <text:p text:style-name="P75">Send and receive event reports, via PCER messages and associated reports;</text:p>
        </text:list-item>
        <text:list-item>
          <text:p text:style-name="P75">Be configured, via through related messages, datagrams, or streams; </text:p>
        </text:list-item>
        <text:list-item>
          <text:p text:style-name="P75">and perhaps other things in the future. </text:p>
        </text:list-item>
      </text:list>
      <text:p text:style-name="P38">The messages mentioned above form the Simple Node Protocol subset (Simple-set) of the full OpenLCB protocols. Note that this is an asymmetric subset: <text:s/>simple nodes can send some types of messages but receive other types. <text:s/>In particular, they do not receive non-directed messages that do not have their Simple-bit set. <text:s/>These include the Consumer and Producer Identified messages, and this will reduce traffic, especially at system start-up. <text:s/></text:p>
      <text:p text:style-name="P10">On the other hand, gateways, configuration tools and other network-aware nodes such as sniffers and monitors are not simple nodes. These nodes need access to the full OpenLCB protocol so they can:</text:p>
      <text:list xml:id="list8462653628891130999" text:style-name="L4">
        <text:list-item>
          <text:p text:style-name="P72">Learn about the appearance of other nodes (by receiving Initialization Complete messages)</text:p>
        </text:list-item>
        <text:list-item>
          <text:p text:style-name="P76">Learn about other producers and consumers (by receiving status messages) </text:p>
        </text:list-item>
      </text:list>
      <text:p text:style-name="P10">and similar activities. To do this, they must be able to send and receive every type of message. <text:s/></text:p>
      <text:p text:style-name="P10">For ease of filtering, a specific bit in the MTI identifies the global messages which are needed by simple nodes. <text:s/>This bit allows OpenLCB to define new MTIs in the future and still include them in the <text:soft-page-break/>Simple Node Protocol subset without having to modify existing nodes. <text:s/>See the MTI allocation TN for more information on <text:span text:style-name="T5">this</text:span>. <text:s/></text:p>
      <text:p text:style-name="P10">Gateways <text:span text:style-name="T31">that</text:span> are serving network segments (e.g. single CAN segments) that contain <text:span text:style-name="T30">only</text:span> simple nodes may suppress unaddressed (global) messages that do not contain MTIs without the Simple-bit set. </text:p>
      <text:h text:style-name="Heading_20_3" text:outline-level="3">Protocol Description<text:change-start text:change-id="ct106102875643136"/></text:h>
      <text:p text:style-name="Standard">This section describes the reasoning behind message choices in <text:span text:style-name="T5">the</text:span> current MTI definitions. <text:s/><text:change-end text:change-id="ct106102875643136"/></text:p>
      <text:h text:style-name="Heading_20_4" text:outline-level="4">Messages Transmitted</text:h>
      <text:p text:style-name="Standard">Messages sent from Simple nodes are treated the same as any node. <text:s/></text:p>
      <text:h text:style-name="Heading_20_4" text:outline-level="4">Messages Received</text:h>
      <text:p text:style-name="P62">Further to the Standard, Simple nodes need to receive each of these messages: </text:p>
      <text:list xml:id="list5577805618348208048" text:style-name="L5">
        <text:list-item>
          <text:p text:style-name="P81">Verify Node ID – because they need to reply to it; </text:p>
        </text:list-item>
        <text:list-item>
          <text:p text:style-name="P81">Verified Node ID – <text:s/>because it may be the reply to their own request, and it might be used to e.g. locate a node for delayed sending of status; </text:p>
        </text:list-item>
        <text:list-item>
          <text:p text:style-name="P81">Protocol Support Inquiry – because they need to reply to it; </text:p>
        </text:list-item>
        <text:list-item>
          <text:p text:style-name="P81">Identify Consumers, Identify Producers, Identify Events – <text:span text:style-name="T31">because</text:span> others will ask this of them, and they may need to reply; </text:p>
        </text:list-item>
        <text:list-item>
          <text:p text:style-name="P81">Learn Event – so they can be programmed; </text:p>
        </text:list-item>
        <text:list-item>
          <text:p text:style-name="P81">P/C Event Report – so they can take actions. <text:s/></text:p>
        </text:list-item>
      </text:list>
      <text:h text:style-name="Heading_20_4" text:outline-level="4">Messages Not Received</text:h>
      <text:p text:style-name="P10">Further to <text:span text:style-name="T5">the</text:span> Standard, these are brief descriptions of why the following message types are not necessary for simple nodes:</text:p>
      <text:list xml:id="list266617558067707531" text:style-name="L6">
        <text:list-item>
          <text:p text:style-name="P73">Initialization Complete: These are used to indicate that a node is newly available to the network. Simple nodes only care about their specific tasks, and by definition are not interested in the overall structure and availability of the network.</text:p>
        </text:list-item>
        <text:list-item>
          <text:p text:style-name="P77">Consumer Identified, Consumer Identify Range: These are of interest to gateways and configuration tools, but an individual producer does not need to know which (if any) nodes are consuming its produced events.</text:p>
        </text:list-item>
        <text:list-item>
          <text:p text:style-name="P77">Producer Identified, Producer Identify Range: These are of interest to gateways and configuration tools, but an individual consumer does not need to know which (if any) nodes are producing its consumed events.</text:p>
        </text:list-item>
      </text:list>
      <text:h text:style-name="Heading_20_4" text:outline-level="4">Messages Directed at Gateways</text:h>
      <text:p text:style-name="Standard">In order to filter global non-Simple messages, Gateways must determine whether the target segment contains only Simple nodes. <text:s/>They can do this by monitoring Initialization Complete and Verified Node ID messages to see if they are of the Simple Set Sufficient variety, thus indicating that the sending node <text:soft-page-break/>is Simple. <text:s/>If the segment is determined to contain only Simple nodes, then the Gateway can start filtering non-Simple global messages. <text:s/>Addressed messages and messages in <text:span text:style-name="T5">the</text:span> Simple-set would continue to sent onto the Simple-only segment. <text:s/></text:p>
      <text:h text:style-name="P87" text:outline-level="2">Gateway Processing</text:h>
      <text:p text:style-name="Standard">Gateways are responsible for: </text:p>
      <text:list xml:id="list9004740734687586860" text:style-name="L7">
        <text:list-item>
          <text:p text:style-name="P82">Routing messages from a source segments to one or more destination segments;</text:p>
        </text:list-item>
        <text:list-item>
          <text:p text:style-name="P82">Translating protocols from one transport to another;</text:p>
        </text:list-item>
        <text:list-item>
          <text:p text:style-name="P82">Optionally perform interest-based filtering of traffic. <text:s/></text:p>
        </text:list-item>
        <text:list-item>
          <text:p text:style-name="P78">Adequate buffering to ensure sufficient bandwidth. <text:s/></text:p>
        </text:list-item>
      </text:list>
      <text:p text:style-name="P10">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5">which</text:span> is of interest to <text:span text:style-name="T5">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10">In order to do these things, as well as transfer the three work-horse message types of Events, Datagrams, and Streams, a Gateway requires meta-messages to obtain and transmit meta-data about the system and its segments. <text:s/>Messages such as the Initialization Complete, Verified Node ID, Identify Consumer and Identify Producer messages are used to build the Gateways' routing and filtering tables. <text:s/>For segments with only Simple nodes, many of these messages do not need to be sent to that segment, because none of <text:span text:style-name="T5">the</text:span> nodes are interested in them by definition. <text:s text:c="2"/></text:p>
      <text:p text:style-name="P10">In addition, some messages are specific to a segment and are never routed, but are confined to that segment of <text:span text:style-name="T5">the</text:span> network. <text:s/>Examples of these are the CAN specific messages to obtain unique node aliases. <text:s/></text:p>
      <text:p text:style-name="P10">It will be useful to optionally route addressed messages to specific or all segments for snooper/monitoring support. <text:s/>This will necessitate messages directed to the Gateways themselves. <text:s/></text:p>
      <text:h text:style-name="P87" text:outline-level="2">Expansion</text:h>
      <text:p text:style-name="P10"><text:span text:style-name="T33">OpenLCB is designed to allow expansion. <text:s/>This includes addition of new messages and new protocols, but also includes </text:span><text:span text:style-name="T6">the</text:span><text:span text:style-name="T33"> extending of messages with additional data. <text:s/>Nodes made before any of these additions will, of necessity,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5">just</text:span> ignore them. <text:s/></text:p>
      <text:h text:style-name="P87" text:outline-level="2"><text:soft-page-break/>CAN Adaptations</text:h>
      <text:h text:style-name="P85" text:outline-level="3">Introduction</text:h>
      <text:p text:style-name="P10">CAN is a very robust transport with good availability, excellent noise resistance, load characteristics, and good hardware support for error detection and correction. <text:s/>Its main limitations are its small frame (data packet) size, and its bus speed and <text:span text:style-name="T5">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10">The following table shows the the general scheme used for the CAN mapping:</text:p>
      <text:p text:style-name="P10"/>
      <table:table table:name="Table8" table:style-name="Table8">
        <table:table-column table:style-name="Table8.A"/>
        <table:table-column table:style-name="Table8.B"/>
        <table:table-column table:style-name="Table8.C"/>
        <table:table-row>
          <table:table-cell table:style-name="Table8.A1" office:value-type="string">
            <text:p text:style-name="P36">Message Type</text:p>
          </table:table-cell>
          <table:table-cell table:style-name="Table8.B1" office:value-type="string">
            <text:p text:style-name="P36">CAN Mapping</text:p>
          </table:table-cell>
          <table:table-cell table:style-name="Table8.C1" office:value-type="string">
            <text:p text:style-name="P36">Comment</text:p>
          </table:table-cell>
        </table:table-row>
        <table:table-row>
          <table:table-cell table:style-name="Table8.A2" office:value-type="string">
            <text:p text:style-name="P35">Most messages</text:p>
          </table:table-cell>
          <table:table-cell table:style-name="Table8.A2" office:value-type="string">
            <text:p text:style-name="P35">Single frame</text:p>
          </table:table-cell>
          <table:table-cell table:style-name="Table8.C2" office:value-type="string">
            <text:p text:style-name="P35">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35">Datagram</text:p>
          </table:table-cell>
          <table:table-cell table:style-name="Table8.A2" office:value-type="string">
            <text:p text:style-name="P35">First-, Middle-,<text:span text:style-name="T5">…</text:span>, Last-frames</text:p>
          </table:table-cell>
          <table:table-cell table:style-name="Table8.C2" office:value-type="string">
            <text:p text:style-name="P35">Small Datagrams may be carried by a single Only-frames. <text:s/></text:p>
          </table:table-cell>
        </table:table-row>
        <table:table-row>
          <table:table-cell table:style-name="Table8.A2" office:value-type="string">
            <text:p text:style-name="P35">Stream</text:p>
          </table:table-cell>
          <table:table-cell table:style-name="Table8.A2" office:value-type="string">
            <text:p text:style-name="P35">Stream-Data-frames</text:p>
          </table:table-cell>
          <table:table-cell table:style-name="Table8.C2" office:value-type="string">
            <text:p text:style-name="P35">A common Stream-message will be mapped to one or more Stream-Data-frames. <text:s/></text:p>
          </table:table-cell>
        </table:table-row>
      </table:table>
      <text:p text:style-name="P10">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85" text:outline-level="3">Intended Use</text:h>
      <text:p text:style-name="P10">CAN is very useful for the small layout. <text:s/>As a layout outgrows a single segment, additional segments can be added with the use of a Gateway. <text:s/>Eventually, a faster transport can be used to link a number of CAN segments together <text:span text:style-name="T5">–</text:span> this assigns CAN the role of the 'last-mile' in telephone parlance. <text:s text:c="3"/></text:p>
      <text:h text:style-name="P91" text:outline-level="4">References and Context</text:h>
      <text:p text:style-name="P10">(Nothing to add to the standard) </text:p>
      <text:h text:style-name="P85" text:outline-level="3"><text:soft-page-break/>Messages</text:h>
      <text:h text:style-name="P90" text:outline-level="4">Message Format</text:h>
      <text:h text:style-name="Heading_20_5" text:outline-level="5">CAN Prefix Field </text:h>
      <text:p text:style-name="Standard"><text:span text:style-name="T27">The CAN Prefix Field is used to indicated CAN specific messages, which are used to perform Link layer functions involving obtaining and managing CAN Aliases. <text:s/>See CAN Transfer documents for more details. <text:s/></text:span><text:span text:style-name="T46"><text:s/></text:span></text:p>
      <text:h text:style-name="Heading_20_5" text:outline-level="5">CAN MTI Mapping</text:h>
      <text:p text:style-name="P38">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5">the</text:span> header, preserving more room in <text:span text:style-name="T5">the</text:span> data part for actual data transport. </text:p>
      <text:p text:style-name="Standard">Most MTIs will map to frame type 1. <text:s/>These carry their MTI, shortened to a 12 bit CAN-MTI, in <text:span text:style-name="T5">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5">the</text:span> five high order bits of <text:span text:style-name="T5">the</text:span> header in <text:span text:style-name="T5">the</text:span> form 0b11mmm , where mmm is the frame-type (ie 0x1A, 0x1B, 0x1C, 0x1D and 0x1F, respectively). <text:s text:c="2"/>These forms allows the source and destination aliases to be located in <text:span text:style-name="T5">the</text:span> header, leaving the entire data-segment for other data transfer. <text:s/>See Datagram Transport and Stream Transport documents. <text:s/>. <text:s/></text:p>
      <text:p text:style-name="P38">A 12 bit CAN-MTI short form is used until future expansion makes more necessary. The possibility of longer CAN-MTI values has been reserved, see below. </text:p>
      <text:h text:style-name="P89" text:outline-level="6">Future Expansion of CAN MTI</text:h>
      <text:p text:style-name="P10">If MTIs are expanded <text:s/>to be larger than 16 bits MTIs for global and addressed messages, then it is relatively easy to take up another byte of <text:span text:style-name="T5">the</text:span> data-part, but it is harder to get optimal use out of it. To preserve the CAN priority structure, an MTI within each of <text:span text:style-name="T5">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5">just</text:span> ignore these.Two CAN frame-types have been reserved for possible future expansion. Specifically, type-0 has the highest priority which may be useful in <text:span text:style-name="T5">the</text:span> future, say for a null- or pause-message to slow the segment down. <text:s/>Similarly, type-6 is reserved and has a lower priority. <text:s/></text:p>
      <text:h text:style-name="Heading_20_5" text:outline-level="5"><text:soft-page-break/>Global and Addressed Messages, CAN Frame Type 1 </text:h>
      <text:p text:style-name="P10">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9" text:outline-level="6">Longer Messages / Fragmentation</text:h>
      <text:p text:style-name="P10">If the implementers want to send longer messages, for example a OpenLCB Simple Node Info Protocol (SNIP) reply, then they have several choices: </text:p>
      <text:list xml:id="list8135855047610407431" text:style-name="L8">
        <text:list-item>
          <text:p text:style-name="P79">Send as separately as multiple messages, in some agreed way; </text:p>
        </text:list-item>
        <text:list-item>
          <text:p text:style-name="P79">Send as a Datagram;</text:p>
        </text:list-item>
        <text:list-item>
          <text:p text:style-name="P79">Send as a Stream; or</text:p>
        </text:list-item>
        <text:list-item>
          <text:p text:style-name="P83"><text:span text:style-name="T27">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11">know</text:span><text:span text:style-name="T27"> the protocol, and will have means to receive the message fragments. </text:span></text:p>
        </text:list-item>
      </text:list>
      <text:p text:style-name="P40">For example, the Protocol Support Reply message uses fragmentation bits to break the message into a number of frames, if required, as illustrated below. <text:s/></text:p>
      <text:h text:style-name="P89" text:outline-level="6">Multi-frame Messages</text:h>
      <text:p text:style-name="P31">Note that this encoding results in messages with less than 9 bytes of data can use the Only form, and therefore the initial nibble is 0. <text:s text:c="2"/>This applies to the large majority of general messages. <text:s/></text:p>
      <text:p text:style-name="P31"/>
      <text:p text:style-name="P31">Example of Multi-frame message: </text:p>
      <text:p text:style-name="P31"><text:s text:c="2"/>The general Protocol Support Reply message<text:span text:style-name="T50">: </text:span><text:s/><text:span text:style-name="T49"><text:s/></text:span></text:p>
      <text:p text:style-name="P52"><text:span text:style-name="T36"><text:s text:c="6"/></text:span><text:span text:style-name="T21">(0x0668, 0x456456789789, 0x123456123456, 0x19, 0x11223344556677889900112233445566778899)</text:span></text:p>
      <text:p text:style-name="P31"><text:s text:c="2"/>becomes: </text:p>
      <text:p text:style-name="P53"><text:s text:c="5"/><text:span text:style-name="T49">[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31"/>
      <text:p text:style-name="P31">An implementation would need to either process each frame as it arrives or have sufficient buffers to hold it for later processing. <text:s/>The maximum length is chosen so that buffers can be shared between Datagram and General Message processing. <text:s/></text:p>
      <text:p text:style-name="P38"><text:span text:style-name="T5">Because</text:span><text:span text:style-name="T33"> most frames are “only”, and to simplify reading the MTI bytes in these cases, the first and last bits are defined as active-0. <text:s/></text:span></text:p>
      <text:p text:style-name="P31"/>
      <text:h text:style-name="Heading_20_5" text:outline-level="5">Datagram and Stream Messages, CAN Frame Types 2-5 and 7</text:h>
      <text:p text:style-name="P17">These formats are designed to include the Source and Destination Node ID Aliases in the CAN-header, allowing the full use of the CAN data-part for message data. <text:s/></text:p>
      <text:p text:style-name="P17"><text:soft-page-break/>The following Table is only for convenience of the reader and completeness, refer to the appropriate OpenLCB document for definitive information. <text:s/></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34">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34">Field</text:p>
          </table:table-cell>
          <table:covered-table-cell/>
          <table:table-cell table:style-name="Table23.C2" table:number-columns-spanned="2" office:value-type="string">
            <text:p text:style-name="P34">CAN prefix</text:p>
          </table:table-cell>
          <table:covered-table-cell/>
          <table:table-cell table:style-name="Table23.C2" table:number-columns-spanned="2" office:value-type="string">
            <text:p text:style-name="P34">Frame Type</text:p>
          </table:table-cell>
          <table:covered-table-cell/>
          <table:table-cell table:style-name="Table23.C2" table:number-columns-spanned="4" office:value-type="string">
            <text:p text:style-name="P34">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34">Source ID/sss</text:p>
          </table:table-cell>
          <table:covered-table-cell/>
        </table:table-row>
        <table:table-row>
          <table:table-cell table:style-name="Table23.A3" table:number-columns-spanned="2" office:value-type="string">
            <text:p text:style-name="P34">Size &amp; location </text:p>
          </table:table-cell>
          <table:covered-table-cell/>
          <table:table-cell table:style-name="Table23.C3" table:number-columns-spanned="2" office:value-type="string">
            <text:p text:style-name="P32">2 bits</text:p>
            <text:p text:style-name="P32">0x1800,0000</text:p>
          </table:table-cell>
          <table:covered-table-cell/>
          <table:table-cell table:style-name="Table23.C3" table:number-columns-spanned="2" office:value-type="string">
            <text:p text:style-name="P32">3 bits</text:p>
            <text:p text:style-name="P32">0x0700,0000</text:p>
          </table:table-cell>
          <table:covered-table-cell/>
          <table:table-cell table:style-name="Table23.C3" table:number-columns-spanned="4" office:value-type="string">
            <text:p text:style-name="P32">12 bits</text:p>
            <text:p text:style-name="P32">0x00FF,F000</text:p>
          </table:table-cell>
          <table:covered-table-cell/>
          <table:covered-table-cell/>
          <table:covered-table-cell/>
          <table:table-cell table:style-name="Table23.K3" table:number-columns-spanned="2" office:value-type="string">
            <text:p text:style-name="P32">12 bits</text:p>
            <text:p text:style-name="P32">0x0000,0FFF</text:p>
          </table:table-cell>
          <table:covered-table-cell/>
        </table:table-row>
        <table:table-row>
          <table:table-cell table:style-name="Table23.A4" table:number-columns-spanned="2" office:value-type="string">
            <text:p text:style-name="P34">Value(s)</text:p>
          </table:table-cell>
          <table:covered-table-cell/>
          <table:table-cell table:style-name="Table23.C4" table:number-columns-spanned="2" office:value-type="float" office:value="3">
            <text:p text:style-name="P32">3</text:p>
          </table:table-cell>
          <table:covered-table-cell/>
          <table:table-cell table:style-name="Table23.E4" table:number-columns-spanned="2" office:value-type="string">
            <text:p text:style-name="P33">2,3,4,5,or 7</text:p>
          </table:table-cell>
          <table:covered-table-cell/>
          <table:table-cell table:style-name="Table23.E4" table:number-columns-spanned="4" office:value-type="string">
            <text:p text:style-name="P3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34">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34">Byte#</text:p>
          </table:table-cell>
          <table:table-cell table:style-name="Table23.C3" table:number-columns-spanned="2" office:value-type="string">
            <text:p text:style-name="P34">0</text:p>
          </table:table-cell>
          <table:covered-table-cell/>
          <table:table-cell table:style-name="Table23.C3" office:value-type="string">
            <text:p text:style-name="P34">1</text:p>
          </table:table-cell>
          <table:table-cell table:style-name="Table23.C3" office:value-type="string">
            <text:p text:style-name="P34">2</text:p>
          </table:table-cell>
          <table:table-cell table:style-name="Table23.C3" table:number-columns-spanned="2" office:value-type="string">
            <text:p text:style-name="P34">3</text:p>
          </table:table-cell>
          <table:covered-table-cell/>
          <table:table-cell table:style-name="Table23.C3" office:value-type="string">
            <text:p text:style-name="P34">4</text:p>
          </table:table-cell>
          <table:table-cell table:style-name="Table23.C3" office:value-type="string">
            <text:p text:style-name="P34">5</text:p>
          </table:table-cell>
          <table:table-cell table:style-name="Table23.C3" table:number-columns-spanned="2" office:value-type="string">
            <text:p text:style-name="P34">6</text:p>
          </table:table-cell>
          <table:covered-table-cell/>
          <table:table-cell table:style-name="Table23.K3" office:value-type="string">
            <text:p text:style-name="P34">7</text:p>
          </table:table-cell>
        </table:table-row>
        <table:table-row>
          <table:table-cell table:style-name="Table23.A4" office:value-type="string">
            <text:p text:style-name="P34">Value</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E4" office:value-type="string">
            <text:p text:style-name="P37">(data)</text:p>
          </table:table-cell>
          <table:table-cell table:style-name="Table23.E4" office:value-type="string">
            <text:p text:style-name="P37">(data)</text:p>
          </table:table-cell>
          <table:table-cell table:style-name="Table23.E4" table:number-columns-spanned="2" office:value-type="string">
            <text:p text:style-name="P37">(data)</text:p>
          </table:table-cell>
          <table:covered-table-cell/>
          <table:table-cell table:style-name="Table23.K4" office:value-type="string">
            <text:p text:style-name="P37">(data)</text:p>
          </table:table-cell>
        </table:table-row>
      </table:table>
      <text:p text:style-name="P60"><text:span text:style-name="T5">Table </text:span><text:span text:style-name="T5"><text:sequence text:ref-name="refTable0" text:name="Table" text:formula="ooow:Table+1" style:num-format="1">1</text:sequence></text:span><text:span text:style-name="T5">: CAN Datagram and Stream Format</text:span></text:p>
      <text:h text:style-name="P90" text:outline-level="4">States</text:h>
      <text:p text:style-name="P10">(Nothing to add to the standard) </text:p>
      <text:h text:style-name="P90" text:outline-level="4">Definition of Specific Messages</text:h>
      <text:p text:style-name="P10">(Nothing to add to the standard) </text:p>
      <text:h text:style-name="Heading_20_5" text:outline-level="5">Initialization Complete</text:h>
      <text:p text:style-name="P10">(Nothing to add to the standard) <text:s/></text:p>
      <text:h text:style-name="Heading_20_5" text:outline-level="5">Verify Node ID</text:h>
      <text:p text:style-name="P10">The optional <text:span text:style-name="T5">Node ID</text:span> idea just serves as documentation of the intent of the request. <text:s/>This makes sense on CAN, as it allows other nodes to determine the mapping between Node ID and it Alias. <text:s/></text:p>
      <text:p text:style-name="P52"><text:span text:style-name="T38">For example of <text:s/>node verification:<text:line-break/> <text:s text:c="4"/>CAN: [CAN-MTI, srcAlias](length) dstAlias destinationID <text:line-break/> <text:s text:c="7"/>Eg: </text:span><text:span text:style-name="T21">[0xXX, 0x123](8) 0x0FED, 0xFEDCBA987654</text:span><text:span text:style-name="T39"> <text:line-break/></text:span><text:span text:style-name="T38">Note that this includes both the Alias and the full Node ID of the destination. </text:span></text:p>
      <text:h text:style-name="Heading_20_5" text:outline-level="5">Verified Node ID</text:h>
      <text:p text:style-name="P44">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Heading_20_5" text:outline-level="5"><text:soft-page-break/>Optional-Interaction Rejected</text:h>
      <text:p text:style-name="P10">(Nothing to add to the standard) <text:s/></text:p>
      <text:h text:style-name="Heading_20_5" text:outline-level="5">Terminate Due to Error</text:h>
      <text:p text:style-name="P10">Example: <text:s/>A <text:s/>node receives an addressed message with an unrecognized MTI, and it sends:</text:p>
      <text:p text:style-name="P52"><text:s text:c="4"/><text:span text:style-name="T21">[0x04F9, 0xABC](2) 0x0123</text:span></text:p>
      <text:p text:style-name="P56"><text:span text:style-name="T16">The receiving node repl</text:span>ies with: </text:p>
      <text:p text:style-name="P52"><text:span text:style-name="T32"><text:s text:c="4"/></text:span><text:span text:style-name="T22">[0x0068, 0x123](6) 0x0ABC <text:s/>0x</text:span><text:span text:style-name="T23">10 00</text:span><text:span text:style-name="T22"> </text:span><text:span text:style-name="T24">04 F9</text:span></text:p>
      <text:p text:style-name="P27"/>
      <text:p text:style-name="P26"><text:span text:style-name="T5">The 0x0068 indicates Reject Optional-Interaction, note that it has its addressed-bit set. The </text:span><text:span text:style-name="T12">0x</text:span><text:span text:style-name="T13">04 F9</text:span><text:span text:style-name="T5"> is the original MTI. The </text:span><text:span text:style-name="T12">0x</text:span><text:span text:style-name="T14">10 00</text:span><text:span text:style-name="T5"> is the error code, which in this case indicates this is a permanent error.</text:span></text:p>
      <text:h text:style-name="Heading_20_5" text:outline-level="5">Protocol Support Inquiry</text:h>
      <text:p text:style-name="P10">(Nothing to add to the standard) </text:p>
      <text:h text:style-name="Heading_20_5" text:outline-level="5"><text:bookmark text:name="psr1"/>Protocol Support Reply</text:h>
      <text:p text:style-name="P47">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48">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Reply messages once those bits represent specific protocols, but bits in the first CAN frame are valuable, so rather than reserve bits for that unlikely case, we've just required that those (few) nodes be fixed. <text:s/></text:p>
      <text:h text:style-name="Heading_20_5" text:outline-level="5">Extensibility</text:h>
      <text:p text:style-name="P41"><text:span text:style-name="T36">Note that the system is designed so that additional functionality can be added by extending the data carried in a message. <text:s/>On CAN this may result in </text:span><text:span text:style-name="T9">the</text:span><text:span text:style-name="T36"> fragmentation of a single Common Message into multiple frames. <text:s/>Since simpler, or earlier nodes designed before the extension, may not need not process the entire data included in </text:span><text:span text:style-name="T9">the</text:span><text:span text:style-name="T36">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31"/>
      <text:p text:style-name="P31">To handle extensions, a node should on receipt of: </text:p>
      <text:list xml:id="list5486452637739275935" text:style-name="L9">
        <text:list-item>
          <text:p text:style-name="P80">a first or last frame with expected content – handle as expected;</text:p>
        </text:list-item>
        <text:list-item>
          <text:p text:style-name="P80">a first or last frame with additional content – handle original content as expected;</text:p>
        </text:list-item>
        <text:list-item>
          <text:p text:style-name="P80">a first or middle frame with additional content – handle content;</text:p>
        </text:list-item>
        <text:list-item>
          <text:p text:style-name="P80"><text:soft-page-break/>a middle frame with only additional content, and you've already replied <text:span text:style-name="T5">–</text:span> ignore;</text:p>
        </text:list-item>
        <text:list-item>
          <text:p text:style-name="P80">a middle or last frame with only additional content, and you've already replied <text:span text:style-name="T5">–</text:span> ignore.</text:p>
        </text:list-item>
      </text:list>
      <text:p text:style-name="P42">Nodes must be able to handle the early receipt of a complete or error message. </text:p>
      <text:p text:style-name="P42">For example, consider the following Protocol Support Reply message:</text:p>
      <text:p text:style-name="P53"><text:s text:c="5"/><text:span text:style-name="T49">[0x19668, 0x456](8) 0x1123, 0x112233445566</text:span></text:p>
      <text:p text:style-name="P57"><text:s text:c="5"/>[0x19668, 0x456](8) 0x3123, 0x778899001122</text:p>
      <text:p text:style-name="P57"><text:s text:c="5"/>[0x19668, 0x456](8) 0x3123, 0x334455667788</text:p>
      <text:p text:style-name="P57"><text:s text:c="5"/>[0x19668, 0x456](3) 0x2123, 0x99</text:p>
      <text:p text:style-name="P31">Older nodes may only need to process the first-frame, which would include most of the common protocols. <text:s/>The remainder of the frames would be ignored. <text:s/></text:p>
      <text:p text:style-name="P27"/>
      <text:h text:style-name="Heading_20_4" text:outline-level="4">Interactions</text:h>
      <text:p text:style-name="P10">Although there are no special provisions for the CAN Transport layer, it is useful to show some examples of how these messages can be used to manage nodes. <text:s/>The following examples show how to do a variety of useful functions. <text:s/></text:p>
      <text:h text:style-name="Heading_20_5" text:outline-level="5">Example: Finding all nodes</text:h>
      <text:p text:style-name="P23">To find all nodes, send the global form with no node ID – each node will send a Verified Node ID message. <text:s/></text:p>
      <text:p text:style-name="P23">Example: Node 0x112233445566, alias 0x123 sends: </text:p>
      <text:p text:style-name="P52"><text:span text:style-name="T19"><text:s text:c="4"/></text:span><text:span text:style-name="T21">[0x19490, 0x123](0)</text:span><text:span text:style-name="T34"> </text:span><text:span text:style-name="T9">–</text:span><text:span text:style-name="T36"> global without Node ID;<text:line-break/>and receives: </text:span><text:span text:style-name="T34"><text:line-break/></text:span><text:span text:style-name="T19"> <text:s text:c="3"/></text:span><text:span text:style-name="T21">[0x19170, 0x345](6) 0x333344445555</text:span><text:span text:style-name="T34"> </text:span><text:span text:style-name="T9">–</text:span><text:span text:style-name="T36"> unaddressed Verified Node message from first Node;</text:span><text:span text:style-name="T34"><text:line-break/></text:span><text:span text:style-name="T19"> <text:s text:c="3"/></text:span><text:span text:style-name="T21">[0x19170, 0x876](6) 0x817263544536</text:span><text:span text:style-name="T34"> </text:span><text:span text:style-name="T9">–</text:span><text:span text:style-name="T36"> unaddressed Verified Node message from second Node;</text:span><text:span text:style-name="T34"><text:line-break/> <text:s text:c="3"/>...</text:span></text:p>
      <text:h text:style-name="P88" text:outline-level="5">Example: Confirming that a specific node can still be reached</text:h>
      <text:p text:style-name="P23">If you have the necessary information (e.g. node alias) use the addressed form, as it's less load on the entire system. Otherwise use the global form with the Node ID in the data.</text:p>
      <text:p text:style-name="P23">Example: Node 0x112233445566, alias 0x123 sends: </text:p>
      <text:p text:style-name="P52"><text:span text:style-name="T19"><text:s text:c="4"/></text:span><text:span text:style-name="T21">[0x19498, 0x123](8) 0x06E6, 0x999988887777</text:span><text:span text:style-name="T34"> </text:span><text:span text:style-name="T9">–</text:span><text:span text:style-name="T36"> addressed </text:span><text:span text:style-name="T37">with</text:span><text:span text:style-name="T36"> Node ID;</text:span><text:span text:style-name="T34"><text:line-break/></text:span><text:span text:style-name="T36">and receives</text:span><text:span text:style-name="T34">: </text:span></text:p>
      <text:p text:style-name="P52"><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0x6E6</text:span><text:span text:style-name="T36">. </text:span></text:p>
      <text:p text:style-name="P23">Example: Node 0x112233445566, alias 0x123 sends: </text:p>
      <text:p text:style-name="P52"><text:span text:style-name="T19"><text:s text:c="4"/></text:span><text:span text:style-name="T21">[0x19498, 0x123](2) 0x6E6</text:span><text:span text:style-name="T34"> </text:span><text:span text:style-name="T9">–</text:span><text:span text:style-name="T36"> addressed </text:span><text:span text:style-name="T37">without</text:span><text:span text:style-name="T36"> Node ID;</text:span><text:span text:style-name="T34"><text:line-break/></text:span><text:span text:style-name="T36">and receives: </text:span></text:p>
      <text:p text:style-name="P52"><text:span text:style-name="T19"><text:s text:c="4"/></text:span><text:span text:style-name="T21">[0x19170, </text:span><text:span text:style-name="T25">0x</text:span><text:span text:style-name="T20">6E6</text:span><text:span text:style-name="T21">](6) </text:span><text:span text:style-name="T25">0x</text:span><text:span text:style-name="T20">999988887777</text:span><text:span text:style-name="T34"> </text:span><text:span text:style-name="T9">–</text:span><text:span text:style-name="T36"> unaddressed Verified Node message;</text:span><text:span text:style-name="T34"><text:line-break/></text:span><text:span text:style-name="T36">The originating node confirms Node </text:span><text:span text:style-name="T35">0x999988887777</text:span><text:span text:style-name="T36"> is reachable, and has alias </text:span><text:span text:style-name="T35">6E6</text:span><text:span text:style-name="T36">. </text:span></text:p>
      <text:p text:style-name="P23"><text:soft-page-break/>Example: Node 112233445566, alias 123 sends: </text:p>
      <text:p text:style-name="P52"><text:span text:style-name="T19"><text:s text:c="4"/></text:span><text:span text:style-name="T21">[0x19490, 0x123](6) 0x999988887777</text:span><text:span text:style-name="T34"> </text:span><text:span text:style-name="T9">–</text:span><text:span text:style-name="T36"> global </text:span><text:span text:style-name="T37">with</text:span><text:span text:style-name="T36"> Node ID;<text:line-break/>and receives: </text:span></text:p>
      <text:p text:style-name="P52"><text:span text:style-name="T19"><text:s text:c="4"/></text:span><text:span text:style-name="T21">[0x19170, </text:span><text:span text:style-name="T20">0x6E6</text:span><text:span text:style-name="T21">](6) </text:span><text:span text:style-name="T20">0x999988887777</text:span><text:span text:style-name="T34"> </text:span><text:span text:style-name="T9">–</text:span><text:span text:style-name="T36"> unaddressed Verified Node message;<text:line-break/>The originating node confirms Node </text:span><text:span text:style-name="T37">0x</text:span><text:span text:style-name="T35">999988887777</text:span><text:span text:style-name="T36"> is reachable, and has alias </text:span><text:span text:style-name="T37">0x</text:span><text:span text:style-name="T35">6E6</text:span><text:span text:style-name="T36">. </text:span></text:p>
      <text:h text:style-name="P88" text:outline-level="5">Example: Node obtaining local alias from full node ID</text:h>
      <text:p text:style-name="P22"><text:span text:style-name="T27">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11">the</text:span><text:span text:style-name="T27"> data part of the message, and the desired node's alias will be </text:span><text:span text:style-name="T11">in the</text:span><text:span text:style-name="T27"> source ID part of the message.</text:span></text:p>
      <text:p text:style-name="P23">Example: Node 0x112233445566, alias 0x123 sends: </text:p>
      <text:p text:style-name="P52"><text:span text:style-name="T19"><text:s text:c="4"/></text:span><text:span text:style-name="T21">[0x19490, 0x123](6) 0x817263544536</text:span><text:span text:style-name="T28"> </text:span><text:span text:style-name="T9">–</text:span><text:span text:style-name="T36"> global with Node ID;<text:line-break/>and receives: </text:span></text:p>
      <text:p text:style-name="P52"><text:span text:style-name="T19"><text:s text:c="4"/></text:span><text:span text:style-name="T21">[0x19170, </text:span><text:span text:style-name="T20">0x876</text:span><text:span text:style-name="T21">](6) </text:span><text:span text:style-name="T20">0x817263544536</text:span><text:span text:style-name="T28"> </text:span><text:span text:style-name="T9">–</text:span><text:span text:style-name="T36"> unaddressed Verified Node message;<text:line-break/>The originating node determines the alias for Node </text:span><text:span text:style-name="T35">0x817263544536</text:span><text:span text:style-name="T36"> is </text:span><text:span text:style-name="T35">0x876</text:span><text:span text:style-name="T36">. <text:s/></text:span></text:p>
      <text:h text:style-name="P88" text:outline-level="5">Example: Finding a full node ID <text:span text:style-name="T18">from</text:span> a local alias</text:h>
      <text:p text:style-name="P22"><text:span text:style-name="T27">CAN requires node aliases to send messages, and Verify Node ID can be used to get the full node ID from a local alias by sending the addressed form using that alias. <text:s/>Only the desired node will reply, the reply can be identified by </text:span><text:span text:style-name="T11">the</text:span><text:span text:style-name="T27"> known alias in the source ID part of the message, and the full node ID will be </text:span><text:span text:style-name="T11">in the</text:span><text:span text:style-name="T27"> data part of the message.</text:span></text:p>
      <text:p text:style-name="P23">Example: Node 0x112233445566, alias 0x123 sends: </text:p>
      <text:p text:style-name="P52"><text:span text:style-name="T19"><text:s text:c="4"/></text:span><text:span text:style-name="T21">[0x19498, 0x123](2) </text:span><text:span text:style-name="T20">0x0876</text:span><text:span text:style-name="T33"> </text:span><text:span text:style-name="T9">–</text:span><text:span text:style-name="T36"> addressed without Node ID;</text:span><text:span text:style-name="T33"><text:line-break/></text:span><text:span text:style-name="T36">and receives: </text:span></text:p>
      <text:p text:style-name="P52"><text:span text:style-name="T19"><text:s text:c="4"/></text:span><text:span text:style-name="T21">[0x19170, </text:span><text:span text:style-name="T20">0x876]</text:span><text:span text:style-name="T21">(6) </text:span><text:span text:style-name="T20">0x817263544536</text:span><text:span text:style-name="T33"> </text:span><text:span text:style-name="T9">–</text:span><text:span text:style-name="T36"> unaddressed Verified Node message;</text:span><text:span text:style-name="T33"><text:line-break/></text:span><text:span text:style-name="T36">The originating node determines that the Node ID for the Node with alias </text:span><text:span text:style-name="T35">0x876</text:span><text:span text:style-name="T36"> is </text:span><text:span text:style-name="T35">0x817263544536</text:span><text:span text:style-name="T36">.</text:span></text:p>
      <text:h text:style-name="P88" text:outline-level="5">Example: Confirming a local Node is still reachable</text:h>
      <text:p text:style-name="P23">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43"><text:span text:style-name="T36">Example: Node 0x112233445566, alias 0x123 sends:</text:span><text:span text:style-name="T33"> <text:line-break/></text:span><text:span text:style-name="T43"> <text:s text:c="4"/></text:span><text:span text:style-name="T44">[0x19498, 0x123](8) 0x06E6, 0x999988887777</text:span><text:span text:style-name="T33"> </text:span><text:span text:style-name="T9">–</text:span><text:span text:style-name="T36"> addressed with Node ID;</text:span><text:span text:style-name="T33"><text:line-break/></text:span><text:span text:style-name="T36">and receives:</text:span></text:p>
      <text:p text:style-name="P54"><text:span text:style-name="T19"><text:s text:c="5"/></text:span><text:span text:style-name="T21">[0x19170, </text:span><text:span text:style-name="T20">0x6E6</text:span><text:span text:style-name="T21">](6) </text:span><text:span text:style-name="T20">0x999988887777</text:span><text:span text:style-name="T33"> </text:span><text:span text:style-name="T9">–</text:span><text:span text:style-name="T36"> unaddressed Verified Node message;</text:span><text:span text:style-name="T33"><text:line-break/></text:span><text:span text:style-name="T36">The originating node confirms Node with alias </text:span><text:span text:style-name="T35">0x6E6</text:span><text:span text:style-name="T36"> is reachable, and has Node ID </text:span><text:span text:style-name="T35">0x999988887777</text:span><text:span text:style-name="T36">.</text:span><text:span text:style-name="T33"> </text:span></text:p>
      <text:h text:style-name="Heading_20_4" text:outline-level="4">Error Handling</text:h>
      <text:p text:style-name="Standard"><text:span text:style-name="T27">(Nothing to add to the standard)</text:span> <text:s/></text:p>
      <text:h text:style-name="Heading_20_4" text:outline-level="4"><text:soft-page-break/>Routing</text:h>
      <text:p text:style-name="P17">Although higher-priority messages can be sent in the middle of a lower-priority message, there are only N priority levels, so a receiving Node only need to provide N buffers to reassemble CAN messages.</text:p>
      <text:h text:style-name="Heading_20_3" text:outline-level="3">Message Type Indicators</text:h>
      <text:p text:style-name="Standard"><text:span text:style-name="T40">On constrained transports, such as CAN, the General MTI needs to be mapped to a smaller or different configuration. <text:s/>This mapping needs to one-to-one. <text:s/>In </text:span><text:span text:style-name="T8">the</text:span><text:span text:style-name="T40"> case of CAN, some of the MTI bits are converted to a frame type, and some are carried as the CAN-MTI. <text:s/>See the section above 8.3.1.</text:span></text:p>
      <text:h text:style-name="P86" text:outline-level="3" text:is-list-header="true"/>
      <text:p text:style-name="P5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3"><text:s/>1 Introduction<text:tab/>1</text:p>
          <text:p text:style-name="P63"><text:s/>2 Annotations to the Standard <text:tab/>1</text:p>
          <text:p text:style-name="P68"><text:s/>2.1 Introduction<text:tab/>1</text:p>
          <text:p text:style-name="P68"><text:s/>2.2 Intended Use<text:tab/>1</text:p>
          <text:p text:style-name="P65"><text:s/>2.2.1 References and Context<text:tab/>1</text:p>
          <text:p text:style-name="P68"><text:s/>2.3 Messages<text:tab/>1</text:p>
          <text:p text:style-name="P65"><text:s/>2.3.1 Message Format<text:tab/>1</text:p>
          <text:p text:style-name="P66"><text:s/>2.3.1.1 Message Type Indicators<text:tab/>2</text:p>
          <text:p text:style-name="P64"><text:s/>2.3.1.1.1 MTI Bit-Fields<text:tab/>3</text:p>
          <text:p text:style-name="P64"><text:s/>2.3.1.1.2 MTI Considerations on Constrained Transports<text:tab/>4</text:p>
          <text:p text:style-name="P66"><text:s/>2.3.1.2 Message Content<text:tab/>4</text:p>
          <text:p text:style-name="P65"><text:s/>2.3.2 States<text:tab/>5</text:p>
          <text:p text:style-name="P65"><text:s/>2.3.3 Definition of Specific Messages<text:tab/>5</text:p>
          <text:p text:style-name="P66"><text:s/>2.3.3.1 Initialization Complete<text:tab/>5</text:p>
          <text:p text:style-name="P66"><text:s/>2.3.3.2 Verify Node ID<text:tab/>5</text:p>
          <text:p text:style-name="P66"><text:s/>2.3.3.3 Verified Node ID<text:tab/>6</text:p>
          <text:p text:style-name="P66"><text:s/>2.3.3.4 Optional Interaction Rejected<text:tab/>6</text:p>
          <text:p text:style-name="P66"><text:s/>2.3.3.5 Terminate Due to Error<text:tab/>6</text:p>
          <text:p text:style-name="P66"><text:s/>2.3.3.6 Protocol Support Inquiry<text:tab/>6</text:p>
          <text:p text:style-name="P66"><text:s/>2.3.3.7 Protocol Support Reply<text:tab/>6</text:p>
          <text:p text:style-name="P65"><text:s/>2.3.4 Interactions<text:tab/>6</text:p>
          <text:p text:style-name="P66"><text:s/>2.3.4.1 Node Initialization<text:tab/>6</text:p>
          <text:p text:style-name="P66"><text:s/>2.3.4.2 Node ID Detection<text:tab/>7</text:p>
          <text:p text:style-name="P64"><text:s/>2.3.4.2.1 Example: Finding all nodes<text:tab/>7</text:p>
          <text:p text:style-name="P64"><text:s/>2.3.4.2.2 Example: Confirming that a specific node can still be reached<text:tab/>7</text:p>
          <text:p text:style-name="P66"><text:s/>2.3.4.3 Protocol Support Inquiry and Response<text:tab/>7</text:p>
          <text:p text:style-name="P65"><text:s/>2.3.5 Error Handling<text:tab/>8</text:p>
          <text:p text:style-name="P66"><text:s/>2.3.5.1 Reject Addressed Optional Interaction<text:tab/>8</text:p>
          <text:p text:style-name="P66"><text:s/>2.3.5.2 Reject Unaddressed Optional-Interaction<text:tab/>9</text:p>
          <text:p text:style-name="P66"><text:s/>2.3.5.3 Reject Addressed Standard Interaction Due to Error<text:tab/>9</text:p>
          <text:p text:style-name="P66"><text:s/>2.3.5.4 Duplicate Node ID Discovery<text:tab/>9</text:p>
          <text:p text:style-name="P66"><text:s/>2.3.5.5 Error Codes<text:tab/>10</text:p>
          <text:p text:style-name="P65"><text:s/>2.3.6 Routing<text:tab/>10</text:p>
          <text:p text:style-name="P65"><text:s/>2.3.7 Delays and Timeouts<text:tab/>11</text:p>
          <text:p text:style-name="P68"><text:s/>2.4 Simple Node Protocol Subset<text:tab/>11</text:p>
          <text:p text:style-name="P65"><text:s/>2.4.1 Protocol Description<text:tab/>12</text:p>
          <text:p text:style-name="P66"><text:s/>2.4.1.1 Messages Transmitted<text:tab/>12</text:p>
          <text:p text:style-name="P66"><text:s/>2.4.1.2 Messages Received<text:tab/>12</text:p>
          <text:p text:style-name="P66"><text:s/>2.4.1.3 Messages Not Received<text:tab/>12</text:p>
          <text:p text:style-name="P66"><text:s/>2.4.1.4 Messages Directed at Gateways<text:tab/>12</text:p>
          <text:p text:style-name="P68"><text:s/>2.5 Gateway Processing<text:tab/>13</text:p>
          <text:p text:style-name="P68"><text:s/>2.6 Expansion<text:tab/>13</text:p>
          <text:p text:style-name="P68"><text:s/>2.7 CAN Adaptations<text:tab/>14</text:p>
          <text:p text:style-name="P65"><text:s/>2.7.1 Introduction<text:tab/>14</text:p>
          <text:p text:style-name="P65"><text:soft-page-break/><text:s/>2.7.2 Intended Use<text:tab/>14</text:p>
          <text:p text:style-name="P66"><text:s/>2.7.2.1 References and Context<text:tab/>14</text:p>
          <text:p text:style-name="P65"><text:s/>2.7.3 Messages<text:tab/>15</text:p>
          <text:p text:style-name="P66"><text:s/>2.7.3.1 Message Format<text:tab/>15</text:p>
          <text:p text:style-name="P64"><text:s/>2.7.3.1.1 CAN Prefix Field <text:tab/>15</text:p>
          <text:p text:style-name="P64"><text:s/>2.7.3.1.2 CAN MTI Mapping<text:tab/>15</text:p>
          <text:p text:style-name="P67"><text:s/>2.7.3.1.2.1 Future Expansion of CAN MTI<text:tab/>15</text:p>
          <text:p text:style-name="P64"><text:s/>2.7.3.1.3 Global and Addressed Messages, CAN Frame Type 1 <text:tab/>16</text:p>
          <text:p text:style-name="P67"><text:s/>2.7.3.1.3.1 Longer Messages / Fragmentation<text:tab/>16</text:p>
          <text:p text:style-name="P67"><text:s/>2.7.3.1.3.2 Multi-frame Messages<text:tab/>16</text:p>
          <text:p text:style-name="P64"><text:s/>2.7.3.1.4 Datagram and Stream Messages, CAN Frame Types 2-5 and 7<text:tab/>16</text:p>
          <text:p text:style-name="P66"><text:s/>2.7.3.2 States<text:tab/>17</text:p>
          <text:p text:style-name="P66"><text:s/>2.7.3.3 Definition of Specific Messages<text:tab/>17</text:p>
          <text:p text:style-name="P64"><text:s/>2.7.3.3.1 Initialization Complete<text:tab/>17</text:p>
          <text:p text:style-name="P64"><text:s/>2.7.3.3.2 Verify Node ID<text:tab/>17</text:p>
          <text:p text:style-name="P64"><text:s/>2.7.3.3.3 Verified Node ID<text:tab/>17</text:p>
          <text:p text:style-name="P64"><text:s/>2.7.3.3.4 Optional-Interaction Rejected<text:tab/>18</text:p>
          <text:p text:style-name="P64"><text:s/>2.7.3.3.5 Terminate Due to Error<text:tab/>18</text:p>
          <text:p text:style-name="P64"><text:s/>2.7.3.3.6 Protocol Support Inquiry<text:tab/>18</text:p>
          <text:p text:style-name="P64"><text:s/>2.7.3.3.7 Protocol Support Reply<text:tab/>18</text:p>
          <text:p text:style-name="P64"><text:s/>2.7.3.3.8 Extensibility<text:tab/>18</text:p>
          <text:p text:style-name="P66"><text:s/>2.7.3.4 Interactions<text:tab/>19</text:p>
          <text:p text:style-name="P64"><text:s/>2.7.3.4.1 Example: Finding all nodes<text:tab/>19</text:p>
          <text:p text:style-name="P64"><text:s/>2.7.3.4.2 Example: Confirming that a specific node can still be reached<text:tab/>19</text:p>
          <text:p text:style-name="P64"><text:s/>2.7.3.4.3 Example: Node obtaining local alias from full node ID<text:tab/>20</text:p>
          <text:p text:style-name="P64"><text:s/>2.7.3.4.4 Example: Finding a full node ID from a local alias<text:tab/>20</text:p>
          <text:p text:style-name="P64"><text:s/>2.7.3.4.5 Example: Confirming a local Node is still reachable<text:tab/>20</text:p>
          <text:p text:style-name="P66"><text:s/>2.7.3.5 Error Handling<text:tab/>20</text:p>
          <text:p text:style-name="P66"><text:s/>2.7.3.6 Routing<text:tab/>21</text:p>
          <text:p text:style-name="P65"><text:s/>2.7.4 Message Type Indicators<text:tab/>21</text:p>
        </text:index-body>
      </text:table-of-content>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normal" style:text-underline-style="none"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none"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tyle="italic"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002cm" fo:margin-left="0.466cm" fo:margin-right="0.042cm" table:align="margins" style:writing-mode="lr-tb"/>
    </style:style>
    <style:style style:name="Table1.A" style:family="table-column">
      <style:table-column-properties style:column-width="8.41cm" style:rel-column-width="34443*"/>
    </style:style>
    <style:style style:name="Table1.B" style:family="table-column">
      <style:table-column-properties style:column-width="0.092cm" style:rel-column-width="375*"/>
    </style:style>
    <style:style style:name="Table1.C" style:family="table-column">
      <style:table-column-properties style:column-width="4.378cm" style:rel-column-width="17929*"/>
    </style:style>
    <style:style style:name="Table1.D" style:family="table-column">
      <style:table-column-properties style:column-width="3.122cm" style:rel-column-width="12788*"/>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Arial1" fo:font-size="16pt" fo:font-weight="bold" style:font-size-asian="16pt" style:font-weight-asian="bold" style:font-size-complex="16pt" style:font-weight-complex="bold"/>
    </style:style>
    <style:style style:name="MP7" style:family="paragraph" style:parent-style-name="Header">
      <style:paragraph-properties fo:text-align="center" style:justify-single-word="false" style:snap-to-layout-grid="false"/>
      <style:text-properties style:font-name="Arial1"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7.62cm" style:type="center"/>
          <style:tab-stop style:position="16.51cm" style:type="right"/>
        </style:tab-stops>
      </style:paragraph-properties>
    </style:style>
    <style:style style:name="MP9"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3</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12T22:28:41.99">Feb 12,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1388194444444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7"><text:date style:data-style-name="N75" text:date-value="2015-02-12T22:28:41.99">Feb 12, 2015</text:date></text:p>
            </table:table-cell>
            <table:table-cell table:style-name="Table1.C1" office:value-type="string">
              <text:p text:style-name="MP7">In Review</text:p>
            </table:table-cell>
          </table:table-row>
        </table:table>
        <text:p text:style-name="Header"/>
      </style:header>
      <style:footer>
        <text:p text:style-name="MP8"><text:span text:style-name="Page_20_Number"><text:span text:style-name="MT3">Copyright 2011-2015.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12T22:28:41.99">2/12/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9</meta:editing-cycles>
    <meta:editing-duration>P34DT22H33M56S</meta:editing-duration>
    <meta:generator>OpenOffice/4.1.1$Unix OpenOffice.org_project/411m6$Build-9775</meta:generator>
    <dc:date>2015-02-12T22:28:41</dc:date>
    <dc:creator>D Harris</dc:creator>
    <meta:keyword>OpenLCB Message Network</meta:keyword>
    <dc:subject>Message Network</dc:subject>
    <meta:document-statistic meta:table-count="3" meta:image-count="1" meta:object-count="0" meta:page-count="23" meta:paragraph-count="463" meta:word-count="8510" meta:character-count="52556"/>
    <meta:user-defined meta:name="Info 1"/>
    <meta:user-defined meta:name="Info 2"/>
    <meta:user-defined meta:name="Info 3"/>
    <meta:user-defined meta:name="Info 4"/>
  </office:meta>
</office:document-meta>
</file>